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B000033E4000027CAB1D54817.svm"/>
  <manifest:file-entry manifest:media-type="" manifest:full-path="Pictures/2000001B0000343300002BB827579E54.svm"/>
  <manifest:file-entry manifest:media-type="" manifest:full-path="Pictures/2000001B000033E4000027CAB3ED41E8.svm"/>
  <manifest:file-entry manifest:media-type="" manifest:full-path="Pictures/2000001B000033E4000027CAADE18340.svm"/>
  <manifest:file-entry manifest:media-type="" manifest:full-path="Pictures/2000001B000033E4000027CA1C4CCB50.svm"/>
  <manifest:file-entry manifest:media-type="" manifest:full-path="Pictures/2000001B00003521000023A81E62A075.svm"/>
  <manifest:file-entry manifest:media-type="" manifest:full-path="Pictures/2000001B000033E4000027CA8468D44C.svm"/>
  <manifest:file-entry manifest:media-type="" manifest:full-path="Pictures/2000001B000033E4000027CAEBC186C2.svm"/>
  <manifest:file-entry manifest:media-type="" manifest:full-path="Pictures/2000001B0000343300002BB87648B725.svm"/>
  <manifest:file-entry manifest:media-type="" manifest:full-path="Pictures/2000001B0000343300002BB826BEDA3C.svm"/>
  <manifest:file-entry manifest:media-type="" manifest:full-path="Pictures/2000001B000033E4000027CA95CED5A3.svm"/>
  <manifest:file-entry manifest:media-type="" manifest:full-path="Pictures/2000001B0000343300002BB8C1C74DC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pitch="variable" style:font-charset="x-symbol"/>
    <style:font-face style:name="StarSymbol1" svg:font-family="Star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327cm" table:align="right"/>
    </style:style>
    <style:style style:name="Table1.A" style:family="table-column">
      <style:table-column-properties style:column-width="4.048cm"/>
    </style:style>
    <style:style style:name="Table1.B" style:family="table-column">
      <style:table-column-properties style:column-width="12.278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431cm" fo:margin-left="0.54cm" fo:margin-right="0.03cm" table:align="margins"/>
    </style:style>
    <style:style style:name="Table3.A" style:family="table-column">
      <style:table-column-properties style:column-width="3.014cm" style:rel-column-width="1709*"/>
    </style:style>
    <style:style style:name="Table3.B" style:family="table-column">
      <style:table-column-properties style:column-width="13.416cm" style:rel-column-width="760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6.404cm" fo:margin-left="0.566cm" fo:margin-right="0.03cm" table:align="margins"/>
    </style:style>
    <style:style style:name="Table2.A" style:family="table-column">
      <style:table-column-properties style:column-width="4.47cm" style:rel-column-width="2534*"/>
    </style:style>
    <style:style style:name="Table2.B" style:family="table-column">
      <style:table-column-properties style:column-width="11.934cm" style:rel-column-width="676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font-name="Verdana" fo:font-size="10pt"/>
    </style:style>
    <style:style style:name="P3" style:family="paragraph" style:parent-style-name="Table_20_Contents">
      <style:paragraph-properties fo:text-align="start" style:justify-single-word="false"/>
      <style:text-properties style:font-name="Verdana" fo:font-size="10pt"/>
    </style:style>
    <style:style style:name="P4" style:family="paragraph" style:parent-style-name="Text_20_body">
      <style:paragraph-properties fo:text-align="center" style:justify-single-word="false" fo:break-before="page"/>
    </style:style>
    <style:style style:name="P5" style:family="paragraph" style:parent-style-name="Contents_20_Heading">
      <style:paragraph-properties fo:break-before="pag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36pt" style:font-size-asian="36pt" style:font-size-complex="36pt"/>
    </style:style>
    <style:style style:name="P8" style:family="paragraph" style:parent-style-name="Text_20_body">
      <style:paragraph-properties fo:text-align="start" style:justify-single-word="false"/>
    </style:style>
    <style:style style:name="P9" style:family="paragraph" style:parent-style-name="Text_20_body">
      <style:text-properties style:font-name="Verdana" fo:font-size="10pt"/>
    </style:style>
    <style:style style:name="P10" style:family="paragraph" style:parent-style-name="Text_20_body">
      <style:paragraph-properties fo:text-align="start" style:justify-single-word="false"/>
      <style:text-properties style:font-name="Verdana" fo:font-size="10pt"/>
    </style:style>
    <style:style style:name="P11" style:family="paragraph" style:parent-style-name="Text_20_body">
      <style:text-properties fo:font-weight="bold" style:font-weight-asian="bold" style:font-weight-complex="bold"/>
    </style:style>
    <style:style style:name="P12" style:family="paragraph" style:parent-style-name="Text_20_body">
      <style:paragraph-properties fo:margin-left="0cm" fo:margin-right="0cm" fo:text-align="start" style:justify-single-word="false" fo:text-indent="0.635cm" style:auto-text-indent="false"/>
    </style:style>
    <style:style style:name="P13" style:family="paragraph" style:parent-style-name="Text_20_body">
      <style:paragraph-properties fo:margin-left="0.609cm" fo:margin-right="0cm" fo:text-align="start" style:justify-single-word="false" fo:text-indent="0cm" style:auto-text-indent="false">
        <style:tab-stops>
          <style:tab-stop style:position="0.609cm"/>
        </style:tab-stops>
      </style:paragraph-properties>
    </style:style>
    <style:style style:name="P14" style:family="paragraph" style:parent-style-name="Text_20_body">
      <style:paragraph-properties fo:margin-left="0.661cm" fo:margin-right="0cm" fo:text-indent="0cm" style:auto-text-indent="false"/>
    </style:style>
    <style:style style:name="P15" style:family="paragraph" style:parent-style-name="Text_20_body">
      <style:paragraph-properties fo:margin-left="0.635cm" fo:margin-right="0cm" fo:text-indent="0cm" style:auto-text-indent="false"/>
    </style:style>
    <style:style style:name="P16" style:family="paragraph" style:parent-style-name="Text_20_body">
      <style:paragraph-properties fo:margin-left="0.503cm" fo:margin-right="0cm" fo:text-indent="0cm" style:auto-text-indent="false"/>
    </style:style>
    <style:style style:name="P17" style:family="paragraph" style:parent-style-name="Text_20_body">
      <style:paragraph-properties fo:margin-left="0.503cm" fo:margin-right="0cm" fo:text-indent="0cm" style:auto-text-indent="false"/>
      <style:text-properties fo:font-weight="bold" style:font-weight-asian="bold" style:font-weight-complex="bold"/>
    </style:style>
    <style:style style:name="P18" style:family="paragraph" style:parent-style-name="Text_20_body">
      <style:paragraph-properties fo:margin-left="0.503cm" fo:margin-right="0cm" fo:text-align="start" style:justify-single-word="false" fo:text-indent="0cm" style:auto-text-indent="false"/>
      <style:text-properties fo:font-weight="bold" style:font-weight-asian="bold" style:font-weight-complex="bold"/>
    </style:style>
    <style:style style:name="P19" style:family="paragraph" style:parent-style-name="Text_20_body">
      <style:paragraph-properties fo:margin-left="0.503cm" fo:margin-right="0cm" fo:text-align="start" style:justify-single-word="false" fo:text-indent="0cm" style:auto-text-indent="false"/>
    </style:style>
    <style:style style:name="P20" style:family="paragraph" style:parent-style-name="Text_20_body">
      <style:paragraph-properties fo:margin-left="0.529cm" fo:margin-right="0cm" fo:text-align="start" style:justify-single-word="false" fo:text-indent="0cm" style:auto-text-indent="false"/>
    </style:style>
    <style:style style:name="P21" style:family="paragraph" style:parent-style-name="Text_20_body">
      <style:paragraph-properties fo:margin-left="0.529cm" fo:margin-right="0cm" fo:text-align="start" style:justify-single-word="false" fo:text-indent="0cm" style:auto-text-indent="false"/>
      <style:text-properties fo:font-weight="bold" style:font-weight-asian="bold" style:font-weight-complex="bold"/>
    </style:style>
    <style:style style:name="P22" style:family="paragraph" style:parent-style-name="Text_20_body">
      <style:paragraph-properties fo:margin-left="0cm" fo:margin-right="0cm" fo:text-align="start" style:justify-single-word="false"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text-properties style:font-name="Verdana" fo:font-size="10pt"/>
    </style:style>
    <style:style style:name="P24" style:family="paragraph" style:parent-style-name="Text_20_body">
      <style:paragraph-properties fo:margin-left="0.476cm" fo:margin-right="0cm" fo:text-align="start" style:justify-single-word="false" fo:text-indent="0cm" style:auto-text-indent="fals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Text_20_body" style:list-style-name="List_20_1">
      <style:paragraph-properties fo:text-align="start" style:justify-single-word="false"/>
    </style:style>
    <style:style style:name="P29" style:family="paragraph" style:parent-style-name="Text_20_body" style:list-style-name="List_20_1">
      <style:paragraph-properties fo:text-align="start" style:justify-single-word="false"/>
    </style:style>
    <style:style style:name="P30" style:family="paragraph" style:parent-style-name="Text_20_body" style:list-style-name="List_20_1">
      <style:paragraph-properties fo:text-align="start" style:justify-single-word="false"/>
    </style:style>
    <style:style style:name="P31" style:family="paragraph" style:parent-style-name="Text_20_body" style:list-style-name="List_20_1">
      <style:paragraph-properties fo:text-align="start" style:justify-single-word="false"/>
    </style:style>
    <style:style style:name="P32" style:family="paragraph" style:parent-style-name="Text_20_body" style:list-style-name="List_20_1">
      <style:paragraph-properties fo:text-align="start" style:justify-single-word="false"/>
    </style:style>
    <style:style style:name="P33" style:family="paragraph" style:parent-style-name="Text_20_body" style:list-style-name="List_20_1">
      <style:paragraph-properties fo:text-align="start" style:justify-single-word="false"/>
    </style:style>
    <style:style style:name="P34" style:family="paragraph" style:parent-style-name="Text_20_body" style:list-style-name="List_20_1">
      <style:paragraph-properties fo:text-align="start" style:justify-single-word="false"/>
    </style:style>
    <style:style style:name="P35" style:family="paragraph" style:parent-style-name="Text_20_body" style:list-style-name="List_20_1">
      <style:paragraph-properties fo:text-align="start" style:justify-single-word="false"/>
    </style:style>
    <style:style style:name="P36" style:family="paragraph" style:parent-style-name="Text_20_body" style:list-style-name="List_20_1">
      <style:paragraph-properties fo:text-align="start" style:justify-single-word="false"/>
    </style:style>
    <style:style style:name="P37" style:family="paragraph" style:parent-style-name="Text_20_body" style:list-style-name="List_20_1">
      <style:paragraph-properties fo:text-align="start" style:justify-single-word="false"/>
    </style:style>
    <style:style style:name="P38" style:family="paragraph" style:parent-style-name="Text_20_body" style:list-style-name="List_20_1">
      <style:paragraph-properties fo:text-align="start" style:justify-single-word="false"/>
    </style:style>
    <style:style style:name="P39" style:family="paragraph" style:parent-style-name="Text_20_body" style:list-style-name="List_20_1">
      <style:paragraph-properties fo:text-align="start" style:justify-single-word="false"/>
    </style:style>
    <style:style style:name="P40" style:family="paragraph" style:parent-style-name="Text_20_body" style:list-style-name="List_20_1">
      <style:paragraph-properties fo:text-align="start" style:justify-single-word="false"/>
    </style:style>
    <style:style style:name="P41" style:family="paragraph" style:parent-style-name="Text_20_body" style:list-style-name="List_20_1">
      <style:paragraph-properties fo:text-align="start" style:justify-single-word="false"/>
    </style:style>
    <style:style style:name="P42" style:family="paragraph" style:parent-style-name="Text_20_body" style:list-style-name="List_20_1">
      <style:paragraph-properties fo:text-align="start" style:justify-single-word="false"/>
    </style:style>
    <style:style style:name="P43" style:family="paragraph" style:parent-style-name="Text_20_body" style:list-style-name="List_20_1">
      <style:paragraph-properties fo:text-align="start" style:justify-single-word="false"/>
    </style:style>
    <style:style style:name="P44" style:family="paragraph" style:parent-style-name="Text_20_body" style:list-style-name="List_20_1">
      <style:paragraph-properties fo:text-align="start" style:justify-single-word="false"/>
    </style:style>
    <style:style style:name="P45" style:family="paragraph" style:parent-style-name="Text_20_body" style:list-style-name="List_20_1">
      <style:paragraph-properties fo:text-align="start" style:justify-single-word="false"/>
    </style:style>
    <style:style style:name="P46" style:family="paragraph" style:parent-style-name="Text_20_body" style:list-style-name="L2">
      <style:paragraph-properties fo:text-align="start" style:justify-single-word="false"/>
    </style:style>
    <style:style style:name="P47" style:family="paragraph" style:parent-style-name="Text_20_body" style:list-style-name="L2">
      <style:paragraph-properties fo:text-align="start" style:justify-single-word="false"/>
    </style:style>
    <style:style style:name="P48" style:family="paragraph" style:parent-style-name="Text_20_body" style:list-style-name="L2">
      <style:paragraph-properties fo:text-align="start" style:justify-single-word="false"/>
    </style:style>
    <style:style style:name="P49" style:family="paragraph" style:parent-style-name="Text_20_body" style:list-style-name="L2">
      <style:paragraph-properties fo:text-align="start" style:justify-single-word="false"/>
    </style:style>
    <style:style style:name="P50" style:family="paragraph" style:parent-style-name="Text_20_body" style:list-style-name="L2">
      <style:paragraph-properties fo:text-align="start" style:justify-single-word="false"/>
    </style:style>
    <style:style style:name="P51" style:family="paragraph" style:parent-style-name="Text_20_body" style:list-style-name="Numbering_20_1">
      <style:paragraph-properties fo:text-align="start" style:justify-single-word="false"/>
    </style:style>
    <style:style style:name="P52" style:family="paragraph" style:parent-style-name="Text_20_body" style:list-style-name="Numbering_20_1">
      <style:paragraph-properties fo:text-align="start" style:justify-single-word="false"/>
    </style:style>
    <style:style style:name="P53" style:family="paragraph" style:parent-style-name="Text_20_body" style:list-style-name="Numbering_20_1">
      <style:paragraph-properties fo:text-align="start" style:justify-single-word="false"/>
    </style:style>
    <style:style style:name="P54" style:family="paragraph" style:parent-style-name="Text_20_body" style:list-style-name="Numbering_20_1">
      <style:paragraph-properties fo:text-align="start" style:justify-single-word="false"/>
    </style:style>
    <style:style style:name="P55" style:family="paragraph" style:parent-style-name="Text_20_body" style:list-style-name="Numbering_20_1">
      <style:paragraph-properties fo:text-align="start" style:justify-single-word="false"/>
    </style:style>
    <style:style style:name="P56" style:family="paragraph" style:parent-style-name="Text_20_body" style:list-style-name="Numbering_20_1">
      <style:paragraph-properties fo:text-align="start" style:justify-single-word="false"/>
    </style:style>
    <style:style style:name="P57" style:family="paragraph" style:parent-style-name="Text_20_body" style:list-style-name="Numbering_20_1">
      <style:paragraph-properties fo:text-align="start" style:justify-single-word="false"/>
    </style:style>
    <style:style style:name="P58" style:family="paragraph" style:parent-style-name="Text_20_body" style:list-style-name="Numbering_20_1">
      <style:paragraph-properties fo:text-align="start" style:justify-single-word="false"/>
    </style:style>
    <style:style style:name="P59" style:family="paragraph" style:parent-style-name="Text_20_body" style:list-style-name="Numbering_20_1">
      <style:paragraph-properties fo:text-align="start" style:justify-single-word="false"/>
    </style:style>
    <style:style style:name="P60" style:family="paragraph" style:parent-style-name="Text_20_body" style:list-style-name="Numbering_20_1">
      <style:paragraph-properties fo:text-align="start" style:justify-single-word="false"/>
    </style:style>
    <style:style style:name="P61" style:family="paragraph" style:parent-style-name="Text_20_body" style:list-style-name="Numbering_20_1">
      <style:paragraph-properties fo:text-align="start" style:justify-single-word="false"/>
    </style:style>
    <style:style style:name="P62" style:family="paragraph" style:parent-style-name="Text_20_body" style:list-style-name="Numbering_20_1">
      <style:paragraph-properties fo:text-align="start" style:justify-single-word="false"/>
    </style:style>
    <style:style style:name="P63" style:family="paragraph" style:parent-style-name="Text_20_body" style:list-style-name="Numbering_20_1">
      <style:paragraph-properties fo:text-align="start" style:justify-single-word="false"/>
    </style:style>
    <style:style style:name="P64" style:family="paragraph" style:parent-style-name="Text_20_body" style:list-style-name="Numbering_20_1">
      <style:paragraph-properties fo:text-align="start" style:justify-single-word="false"/>
    </style:style>
    <style:style style:name="P65" style:family="paragraph" style:parent-style-name="Text_20_body" style:list-style-name="Numbering_20_1">
      <style:paragraph-properties fo:text-align="start" style:justify-single-word="false"/>
    </style:style>
    <style:style style:name="P66" style:family="paragraph" style:parent-style-name="Text_20_body" style:list-style-name="Numbering_20_1">
      <style:paragraph-properties fo:text-align="start" style:justify-single-word="false"/>
    </style:style>
    <style:style style:name="P67" style:family="paragraph" style:parent-style-name="Text_20_body" style:list-style-name="Numbering_20_1">
      <style:paragraph-properties fo:text-align="start" style:justify-single-word="false"/>
    </style:style>
    <style:style style:name="P68" style:family="paragraph" style:parent-style-name="Text_20_body" style:list-style-name="Numbering_20_1">
      <style:paragraph-properties fo:text-align="start" style:justify-single-word="false"/>
    </style:style>
    <style:style style:name="P69" style:family="paragraph" style:parent-style-name="Text_20_body" style:list-style-name="Numbering_20_1">
      <style:paragraph-properties fo:text-align="start" style:justify-single-word="false"/>
    </style:style>
    <style:style style:name="P70" style:family="paragraph" style:parent-style-name="Text_20_body" style:list-style-name="Numbering_20_1">
      <style:paragraph-properties fo:text-align="start" style:justify-single-word="false"/>
    </style:style>
    <style:style style:name="P71" style:family="paragraph" style:parent-style-name="Text_20_body" style:list-style-name="Numbering_20_1">
      <style:paragraph-properties fo:text-align="start" style:justify-single-word="false"/>
    </style:style>
    <style:style style:name="P72" style:family="paragraph" style:parent-style-name="Text_20_body" style:list-style-name="Numbering_20_1">
      <style:paragraph-properties fo:text-align="start" style:justify-single-word="false"/>
    </style:style>
    <style:style style:name="P73" style:family="paragraph" style:parent-style-name="Text_20_body" style:list-style-name="Numbering_20_1">
      <style:paragraph-properties fo:text-align="start" style:justify-single-word="false"/>
    </style:style>
    <style:style style:name="P74" style:family="paragraph" style:parent-style-name="Text_20_body" style:list-style-name="Numbering_20_1">
      <style:paragraph-properties fo:text-align="start" style:justify-single-word="false"/>
    </style:style>
    <style:style style:name="P75" style:family="paragraph" style:parent-style-name="Text_20_body" style:list-style-name="Numbering_20_1">
      <style:paragraph-properties fo:text-align="start" style:justify-single-word="false"/>
    </style:style>
    <style:style style:name="P76" style:family="paragraph" style:parent-style-name="Text_20_body" style:list-style-name="Numbering_20_1">
      <style:paragraph-properties fo:text-align="start" style:justify-single-word="false"/>
    </style:style>
    <style:style style:name="P77" style:family="paragraph" style:parent-style-name="Text_20_body" style:list-style-name="Numbering_20_1">
      <style:paragraph-properties fo:text-align="start" style:justify-single-word="false"/>
    </style:style>
    <style:style style:name="P78" style:family="paragraph" style:parent-style-name="Text_20_body" style:list-style-name="Numbering_20_1">
      <style:paragraph-properties fo:text-align="start" style:justify-single-word="false"/>
    </style:style>
    <style:style style:name="P79" style:family="paragraph" style:parent-style-name="Text_20_body" style:list-style-name="Numbering_20_1">
      <style:paragraph-properties fo:text-align="start" style:justify-single-word="false"/>
    </style:style>
    <style:style style:name="P80" style:family="paragraph" style:parent-style-name="Text_20_body" style:list-style-name="Numbering_20_1">
      <style:paragraph-properties fo:text-align="start" style:justify-single-word="false"/>
    </style:style>
    <style:style style:name="P81" style:family="paragraph" style:parent-style-name="Text_20_body" style:list-style-name="Numbering_20_1">
      <style:paragraph-properties fo:text-align="start" style:justify-single-word="false"/>
    </style:style>
    <style:style style:name="P82" style:family="paragraph" style:parent-style-name="Text_20_body" style:list-style-name="Numbering_20_1">
      <style:paragraph-properties fo:text-align="start" style:justify-single-word="false"/>
    </style:style>
    <style:style style:name="P83" style:family="paragraph" style:parent-style-name="Text_20_body" style:list-style-name="Numbering_20_1">
      <style:paragraph-properties fo:text-align="start" style:justify-single-word="false"/>
    </style:style>
    <style:style style:name="P84" style:family="paragraph" style:parent-style-name="Text_20_body" style:list-style-name="Numbering_20_1">
      <style:paragraph-properties fo:text-align="start" style:justify-single-word="false"/>
    </style:style>
    <style:style style:name="P85" style:family="paragraph" style:parent-style-name="Text_20_body" style:list-style-name="Numbering_20_1">
      <style:paragraph-properties fo:text-align="start" style:justify-single-word="false"/>
    </style:style>
    <style:style style:name="P86" style:family="paragraph" style:parent-style-name="Text_20_body" style:list-style-name="Numbering_20_1">
      <style:paragraph-properties fo:text-align="start" style:justify-single-word="false"/>
    </style:style>
    <style:style style:name="P87" style:family="paragraph" style:parent-style-name="Text_20_body" style:list-style-name="Numbering_20_1">
      <style:paragraph-properties fo:text-align="start" style:justify-single-word="false"/>
    </style:style>
    <style:style style:name="P88" style:family="paragraph" style:parent-style-name="Text_20_body" style:list-style-name="Numbering_20_1">
      <style:paragraph-properties fo:text-align="start" style:justify-single-word="false"/>
    </style:style>
    <style:style style:name="P89" style:family="paragraph" style:parent-style-name="Text_20_body" style:list-style-name="Numbering_20_1">
      <style:paragraph-properties fo:text-align="start" style:justify-single-word="false"/>
    </style:style>
    <style:style style:name="P90" style:family="paragraph" style:parent-style-name="Text_20_body" style:list-style-name="Numbering_20_1">
      <style:paragraph-properties fo:text-align="start" style:justify-single-word="false"/>
    </style:style>
    <style:style style:name="P91" style:family="paragraph" style:parent-style-name="Text_20_body" style:list-style-name="Numbering_20_1">
      <style:paragraph-properties fo:text-align="start" style:justify-single-word="false"/>
    </style:style>
    <style:style style:name="P92" style:family="paragraph" style:parent-style-name="Text_20_body" style:list-style-name="Numbering_20_1">
      <style:paragraph-properties fo:text-align="start" style:justify-single-word="false"/>
    </style:style>
    <style:style style:name="P93" style:family="paragraph" style:parent-style-name="Text_20_body" style:list-style-name="Numbering_20_1">
      <style:paragraph-properties fo:text-align="start" style:justify-single-word="false"/>
    </style:style>
    <style:style style:name="P94" style:family="paragraph" style:parent-style-name="Text_20_body" style:list-style-name="Numbering_20_1">
      <style:paragraph-properties fo:text-align="start" style:justify-single-word="false"/>
    </style:style>
    <style:style style:name="P95" style:family="paragraph" style:parent-style-name="Text_20_body" style:list-style-name="Numbering_20_1">
      <style:paragraph-properties fo:text-align="start" style:justify-single-word="false"/>
    </style:style>
    <style:style style:name="P96" style:family="paragraph" style:parent-style-name="Text_20_body" style:list-style-name="Numbering_20_1">
      <style:paragraph-properties fo:text-align="start" style:justify-single-word="false"/>
    </style:style>
    <style:style style:name="P97" style:family="paragraph" style:parent-style-name="Text_20_body" style:list-style-name="Numbering_20_1">
      <style:paragraph-properties fo:text-align="start" style:justify-single-word="false"/>
    </style:style>
    <style:style style:name="P98" style:family="paragraph" style:parent-style-name="Text_20_body" style:list-style-name="Numbering_20_1">
      <style:paragraph-properties fo:text-align="start" style:justify-single-word="false"/>
    </style:style>
    <style:style style:name="P99" style:family="paragraph" style:parent-style-name="Text_20_body" style:list-style-name="Numbering_20_1">
      <style:paragraph-properties fo:text-align="start" style:justify-single-word="false"/>
    </style:style>
    <style:style style:name="P100" style:family="paragraph" style:parent-style-name="Text_20_body" style:list-style-name="Numbering_20_1">
      <style:paragraph-properties fo:text-align="start" style:justify-single-word="false"/>
    </style:style>
    <style:style style:name="P101" style:family="paragraph" style:parent-style-name="Text_20_body" style:list-style-name="Numbering_20_1">
      <style:paragraph-properties fo:text-align="start" style:justify-single-word="false"/>
    </style:style>
    <style:style style:name="P102" style:family="paragraph" style:parent-style-name="Text_20_body" style:list-style-name="Numbering_20_1">
      <style:paragraph-properties fo:text-align="start" style:justify-single-word="false"/>
    </style:style>
    <style:style style:name="P103" style:family="paragraph" style:parent-style-name="Text_20_body" style:list-style-name="Numbering_20_1">
      <style:paragraph-properties fo:text-align="start" style:justify-single-word="false"/>
    </style:style>
    <style:style style:name="P104" style:family="paragraph" style:parent-style-name="Text_20_body" style:list-style-name="Numbering_20_1">
      <style:paragraph-properties fo:text-align="start" style:justify-single-word="false"/>
    </style:style>
    <style:style style:name="P105" style:family="paragraph" style:parent-style-name="Text_20_body" style:list-style-name="Numbering_20_1">
      <style:paragraph-properties fo:text-align="start" style:justify-single-word="false"/>
    </style:style>
    <style:style style:name="P106" style:family="paragraph" style:parent-style-name="Text_20_body" style:list-style-name="Numbering_20_1">
      <style:paragraph-properties fo:text-align="start" style:justify-single-word="false"/>
    </style:style>
    <style:style style:name="P107" style:family="paragraph" style:parent-style-name="Text_20_body" style:list-style-name="Numbering_20_1">
      <style:paragraph-properties fo:text-align="start" style:justify-single-word="false"/>
    </style:style>
    <style:style style:name="P108" style:family="paragraph" style:parent-style-name="Text_20_body" style:list-style-name="Numbering_20_1">
      <style:paragraph-properties fo:text-align="start" style:justify-single-word="false"/>
    </style:style>
    <style:style style:name="P109" style:family="paragraph" style:parent-style-name="Text_20_body" style:list-style-name="Numbering_20_1">
      <style:paragraph-properties fo:text-align="start" style:justify-single-word="false"/>
    </style:style>
    <style:style style:name="P110" style:family="paragraph" style:parent-style-name="Text_20_body" style:list-style-name="Numbering_20_1">
      <style:paragraph-properties fo:text-align="start" style:justify-single-word="false"/>
    </style:style>
    <style:style style:name="P111" style:family="paragraph" style:parent-style-name="Text_20_body" style:list-style-name="Numbering_20_1">
      <style:paragraph-properties fo:text-align="start" style:justify-single-word="false"/>
    </style:style>
    <style:style style:name="P112" style:family="paragraph" style:parent-style-name="Text_20_body" style:list-style-name="Numbering_20_1">
      <style:paragraph-properties fo:text-align="start" style:justify-single-word="false"/>
    </style:style>
    <style:style style:name="P113" style:family="paragraph" style:parent-style-name="Text_20_body" style:list-style-name="Numbering_20_1">
      <style:paragraph-properties fo:text-align="start" style:justify-single-word="false"/>
    </style:style>
    <style:style style:name="P114" style:family="paragraph" style:parent-style-name="Text_20_body" style:list-style-name="Numbering_20_1">
      <style:paragraph-properties fo:text-align="start" style:justify-single-word="false"/>
    </style:style>
    <style:style style:name="P115" style:family="paragraph" style:parent-style-name="Text_20_body" style:list-style-name="Numbering_20_1">
      <style:paragraph-properties fo:text-align="start" style:justify-single-word="false"/>
    </style:style>
    <style:style style:name="P116" style:family="paragraph" style:parent-style-name="Text_20_body" style:list-style-name="Numbering_20_1">
      <style:paragraph-properties fo:text-align="start" style:justify-single-word="false"/>
    </style:style>
    <style:style style:name="P117" style:family="paragraph" style:parent-style-name="Text_20_body" style:list-style-name="Numbering_20_1">
      <style:paragraph-properties fo:text-align="start" style:justify-single-word="false"/>
    </style:style>
    <style:style style:name="P118" style:family="paragraph" style:parent-style-name="Text_20_body" style:list-style-name="Numbering_20_1">
      <style:paragraph-properties fo:text-align="start" style:justify-single-word="false"/>
    </style:style>
    <style:style style:name="P119" style:family="paragraph" style:parent-style-name="Text_20_body" style:list-style-name="Numbering_20_1">
      <style:paragraph-properties fo:text-align="start" style:justify-single-word="false"/>
    </style:style>
    <style:style style:name="P120" style:family="paragraph" style:parent-style-name="Text_20_body" style:list-style-name="Numbering_20_1">
      <style:paragraph-properties fo:text-align="start" style:justify-single-word="false"/>
    </style:style>
    <style:style style:name="P121" style:family="paragraph" style:parent-style-name="Text_20_body" style:list-style-name="L2"/>
    <style:style style:name="P122" style:family="paragraph" style:parent-style-name="Text_20_body" style:list-style-name="L2"/>
    <style:style style:name="P123" style:family="paragraph" style:parent-style-name="Text_20_body" style:list-style-name="L2"/>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6"/>
    <style:style style:name="P127" style:family="paragraph" style:parent-style-name="Text_20_body" style:list-style-name="L7"/>
    <style:style style:name="P128" style:family="paragraph" style:parent-style-name="Text_20_body" style:list-style-name="Numbering_20_1"/>
    <style:style style:name="P129" style:family="paragraph" style:parent-style-name="Text_20_body" style:list-style-name="Numbering_20_1"/>
    <style:style style:name="P130" style:family="paragraph" style:parent-style-name="Text_20_body" style:list-style-name="Numbering_20_1"/>
    <style:style style:name="P131" style:family="paragraph" style:parent-style-name="Text_20_body" style:list-style-name="Numbering_20_1"/>
    <style:style style:name="P132" style:family="paragraph" style:parent-style-name="Text_20_body" style:list-style-name="Numbering_20_1"/>
    <style:style style:name="P133" style:family="paragraph" style:parent-style-name="Text_20_body" style:list-style-name="Numbering_20_1"/>
    <style:style style:name="P134" style:family="paragraph" style:parent-style-name="Text_20_body" style:list-style-name="Numbering_20_1"/>
    <style:style style:name="P135" style:family="paragraph" style:parent-style-name="Text_20_body" style:list-style-name="Numbering_20_1"/>
    <style:style style:name="P136" style:family="paragraph" style:parent-style-name="Text_20_body" style:list-style-name="Numbering_20_1"/>
    <style:style style:name="P137" style:family="paragraph" style:parent-style-name="Text_20_body" style:list-style-name="Numbering_20_1"/>
    <style:style style:name="P138" style:family="paragraph" style:parent-style-name="Text_20_body" style:list-style-name="Numbering_20_1"/>
    <style:style style:name="P139" style:family="paragraph" style:parent-style-name="Text_20_body" style:list-style-name="Numbering_20_1"/>
    <style:style style:name="P140" style:family="paragraph" style:parent-style-name="Text_20_body" style:list-style-name="Numbering_20_1"/>
    <style:style style:name="P141" style:family="paragraph" style:parent-style-name="Text_20_body" style:list-style-name="L8"/>
    <style:style style:name="P142" style:family="paragraph" style:parent-style-name="Text_20_body" style:list-style-name="Numbering_20_1"/>
    <style:style style:name="P143" style:family="paragraph" style:parent-style-name="Text_20_body" style:list-style-name="Numbering_20_1"/>
    <style:style style:name="P144" style:family="paragraph" style:parent-style-name="Text_20_body" style:list-style-name="L4">
      <style:paragraph-properties fo:margin-left="0cm" fo:margin-right="0cm" fo:text-align="start" style:justify-single-word="false" fo:text-indent="0cm" style:auto-text-indent="false"/>
    </style:style>
    <style:style style:name="P145" style:family="paragraph" style:parent-style-name="Text_20_body" style:list-style-name="L4">
      <style:paragraph-properties fo:margin-left="0cm" fo:margin-right="0cm" fo:text-align="start" style:justify-single-word="false" fo:text-indent="0cm" style:auto-text-indent="false"/>
    </style:style>
    <style:style style:name="P146" style:family="paragraph" style:parent-style-name="Text_20_body" style:list-style-name="L4">
      <style:paragraph-properties fo:margin-left="0cm" fo:margin-right="0cm" fo:text-align="start" style:justify-single-word="false" fo:text-indent="0cm" style:auto-text-indent="false"/>
    </style:style>
    <style:style style:name="P147" style:family="paragraph" style:parent-style-name="Text_20_body" style:list-style-name="L9">
      <style:paragraph-properties fo:margin-left="0.503cm" fo:margin-right="0cm" fo:text-align="start" style:justify-single-word="false" fo:text-indent="0cm" style:auto-text-indent="false"/>
    </style:style>
    <style:style style:name="P148" style:family="paragraph" style:parent-style-name="Text_20_body" style:list-style-name="L9">
      <style:paragraph-properties fo:margin-left="0.503cm" fo:margin-right="0cm" fo:text-align="start" style:justify-single-word="false" fo:text-indent="0cm" style:auto-text-indent="false"/>
    </style:style>
    <style:style style:name="P149" style:family="paragraph" style:parent-style-name="Text_20_body" style:list-style-name="L9">
      <style:paragraph-properties fo:margin-left="0.503cm" fo:margin-right="0cm" fo:text-align="start" style:justify-single-word="false" fo:text-indent="0cm" style:auto-text-indent="false"/>
    </style:style>
    <style:style style:name="P150" style:family="paragraph" style:parent-style-name="Text_20_body" style:list-style-name="L9">
      <style:paragraph-properties fo:margin-left="0.503cm" fo:margin-right="0cm" fo:text-align="start" style:justify-single-word="false" fo:text-indent="0cm" style:auto-text-indent="false"/>
    </style:style>
    <style:style style:name="P151" style:family="paragraph" style:parent-style-name="Text_20_body" style:list-style-name="L10">
      <style:paragraph-properties fo:margin-left="0.503cm" fo:margin-right="0cm" fo:text-align="start" style:justify-single-word="false" fo:text-indent="0cm" style:auto-text-indent="false"/>
    </style:style>
    <style:style style:name="P152" style:family="paragraph" style:parent-style-name="Text_20_body" style:list-style-name="L10">
      <style:paragraph-properties fo:margin-left="0.503cm" fo:margin-right="0cm" fo:text-align="start" style:justify-single-word="false" fo:text-indent="0cm" style:auto-text-indent="false"/>
    </style:style>
    <style:style style:name="P153" style:family="paragraph" style:parent-style-name="Text_20_body" style:list-style-name="List_20_1">
      <style:paragraph-properties fo:margin-left="0.503cm" fo:margin-right="0cm" fo:text-align="start" style:justify-single-word="false" fo:text-indent="0cm" style:auto-text-indent="false"/>
    </style:style>
    <style:style style:name="P154" style:family="paragraph" style:parent-style-name="Text_20_body" style:list-style-name="List_20_1">
      <style:paragraph-properties fo:margin-left="0.503cm" fo:margin-right="0cm" fo:text-align="start" style:justify-single-word="false" fo:text-indent="0cm" style:auto-text-indent="false"/>
    </style:style>
    <style:style style:name="P155" style:family="paragraph" style:parent-style-name="Text_20_body" style:list-style-name="List_20_1">
      <style:paragraph-properties fo:margin-left="0.503cm" fo:margin-right="0cm" fo:text-align="start" style:justify-single-word="false" fo:text-indent="0cm" style:auto-text-indent="false"/>
    </style:style>
    <style:style style:name="P156" style:family="paragraph" style:parent-style-name="Text_20_body" style:list-style-name="List_20_1">
      <style:paragraph-properties fo:margin-left="0.503cm" fo:margin-right="0cm" fo:text-align="start" style:justify-single-word="false" fo:text-indent="0cm" style:auto-text-indent="false"/>
    </style:style>
    <style:style style:name="P157" style:family="paragraph" style:parent-style-name="Text_20_body" style:list-style-name="List_20_1">
      <style:paragraph-properties fo:margin-left="0.529cm" fo:margin-right="0cm" fo:text-align="start" style:justify-single-word="false" fo:text-indent="0cm" style:auto-text-indent="false"/>
    </style:style>
    <style:style style:name="P158" style:family="paragraph" style:parent-style-name="Text_20_body" style:list-style-name="List_20_1">
      <style:paragraph-properties fo:margin-left="0.529cm" fo:margin-right="0cm" fo:text-align="start" style:justify-single-word="false" fo:text-indent="0cm" style:auto-text-indent="false"/>
    </style:style>
    <style:style style:name="P159" style:family="paragraph" style:parent-style-name="Text_20_body" style:list-style-name="List_20_1">
      <style:paragraph-properties fo:margin-left="0.529cm" fo:margin-right="0cm" fo:text-align="start" style:justify-single-word="false" fo:text-indent="0cm" style:auto-text-indent="false"/>
    </style:style>
    <style:style style:name="P160" style:family="paragraph" style:parent-style-name="Text_20_body" style:list-style-name="List_20_1">
      <style:paragraph-properties fo:margin-left="0.529cm" fo:margin-right="0cm" fo:text-align="start" style:justify-single-word="false" fo:text-indent="0cm" style:auto-text-indent="false"/>
    </style:style>
    <style:style style:name="P161" style:family="paragraph" style:parent-style-name="Heading_20_1" style:master-page-name="First_20_Page">
      <style:paragraph-properties style:page-number="auto"/>
    </style:style>
    <style:style style:name="P162" style:family="paragraph" style:parent-style-name="Heading_20_1" style:list-style-name="L1">
      <style:paragraph-properties fo:break-before="page"/>
    </style:style>
    <style:style style:name="P163" style:family="paragraph" style:parent-style-name="Heading_20_1" style:list-style-name="L1">
      <style:paragraph-properties fo:break-before="page"/>
    </style:style>
    <style:style style:name="P164" style:family="paragraph" style:parent-style-name="Heading_20_1" style:list-style-name="L1">
      <style:paragraph-properties fo:break-before="page"/>
    </style:style>
    <style:style style:name="P165" style:family="paragraph" style:parent-style-name="Heading_20_1" style:list-style-name="L1">
      <style:paragraph-properties fo:break-before="page"/>
    </style:style>
    <style:style style:name="P166" style:family="paragraph" style:parent-style-name="Heading_20_1" style:list-style-name="L1">
      <style:paragraph-properties fo:break-before="page"/>
    </style:style>
    <style:style style:name="P167" style:family="paragraph" style:parent-style-name="Heading_20_1" style:list-style-name="L1">
      <style:paragraph-properties fo:break-before="page"/>
    </style:style>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style style:name="P172" style:family="paragraph" style:parent-style-name="Heading_20_2" style:list-style-name="L1"/>
    <style:style style:name="P173" style:family="paragraph" style:parent-style-name="Heading_20_2" style:list-style-name="L1"/>
    <style:style style:name="P174" style:family="paragraph" style:parent-style-name="Heading_20_2" style:list-style-name="L1"/>
    <style:style style:name="P175" style:family="paragraph" style:parent-style-name="Heading_20_2" style:list-style-name="L1"/>
    <style:style style:name="P176" style:family="paragraph" style:parent-style-name="Heading_20_2" style:list-style-name="L1"/>
    <style:style style:name="P177" style:family="paragraph" style:parent-style-name="Heading_20_2" style:list-style-name="L1"/>
    <style:style style:name="P178" style:family="paragraph" style:parent-style-name="Heading_20_2" style:list-style-name="L1">
      <style:paragraph-properties fo:break-before="page"/>
    </style:style>
    <style:style style:name="P179" style:family="paragraph" style:parent-style-name="Heading_20_2" style:list-style-name="L1">
      <style:paragraph-properties fo:break-before="page"/>
    </style:style>
    <style:style style:name="P180" style:family="paragraph" style:parent-style-name="Heading_20_2" style:list-style-name="L1">
      <style:paragraph-properties fo:break-before="page"/>
    </style:style>
    <style:style style:name="P181" style:family="paragraph" style:parent-style-name="Heading_20_2" style:list-style-name="L1">
      <style:paragraph-properties fo:break-before="page"/>
    </style:style>
    <style:style style:name="P182" style:family="paragraph" style:parent-style-name="Heading_20_2" style:list-style-name="L1">
      <style:paragraph-properties fo:break-before="page"/>
    </style:style>
    <style:style style:name="P183" style:family="paragraph" style:parent-style-name="Heading_20_2" style:list-style-name="L1">
      <style:paragraph-properties fo:break-before="page"/>
    </style:style>
    <style:style style:name="P184" style:family="paragraph" style:parent-style-name="Heading_20_2" style:list-style-name="L1">
      <style:paragraph-properties fo:break-before="page"/>
    </style:style>
    <style:style style:name="P185" style:family="paragraph" style:parent-style-name="Heading_20_2" style:list-style-name="L1">
      <style:paragraph-properties fo:break-before="page"/>
    </style:style>
    <style:style style:name="P186" style:family="paragraph" style:parent-style-name="Heading_20_2" style:list-style-name="L1">
      <style:paragraph-properties fo:break-before="page"/>
    </style:style>
    <style:style style:name="P187" style:family="paragraph" style:parent-style-name="Heading_20_2" style:list-style-name="L1">
      <style:paragraph-properties fo:break-before="page"/>
    </style:style>
    <style:style style:name="P188" style:family="paragraph" style:parent-style-name="Heading_20_2" style:list-style-name="L1">
      <style:paragraph-properties fo:break-before="page"/>
    </style:style>
    <style:style style:name="P189" style:family="paragraph" style:parent-style-name="Heading_20_2" style:list-style-name="L1">
      <style:paragraph-properties fo:break-before="page"/>
    </style:style>
    <style:style style:name="P190" style:family="paragraph" style:parent-style-name="Heading_20_3" style:list-style-name="L1"/>
    <style:style style:name="P191" style:family="paragraph" style:parent-style-name="Heading_20_3" style:list-style-name="L1"/>
    <style:style style:name="P192" style:family="paragraph" style:parent-style-name="Heading_20_3" style:list-style-name="L1"/>
    <style:style style:name="P193" style:family="paragraph" style:parent-style-name="Heading_20_3" style:list-style-name="L1"/>
    <style:style style:name="P194" style:family="paragraph" style:parent-style-name="Heading_20_3" style:list-style-name="L1"/>
    <style:style style:name="P195" style:family="paragraph" style:parent-style-name="Heading_20_3" style:list-style-name="L1"/>
    <style:style style:name="P196" style:family="paragraph" style:parent-style-name="Heading_20_3" style:list-style-name="L1"/>
    <style:style style:name="P197" style:family="paragraph" style:parent-style-name="Text_20_body_20_indent" style:list-style-name="L3"/>
    <style:style style:name="P198" style:family="paragraph" style:parent-style-name="Text_20_body_20_indent" style:list-style-name="L3"/>
    <style:style style:name="P199" style:family="paragraph" style:parent-style-name="Text_20_body_20_indent" style:list-style-name="L3"/>
    <style:style style:name="P200" style:family="paragraph" style:parent-style-name="Text_20_body_20_indent" style:list-style-name="L3"/>
    <style:style style:name="P201" style:family="paragraph" style:parent-style-name="Text_20_body_20_indent" style:list-style-name="L3"/>
    <style:style style:name="P202" style:family="paragraph" style:parent-style-name="Text_20_body_20_indent" style:list-style-name="L3"/>
    <style:style style:name="P203" style:family="paragraph" style:parent-style-name="Text_20_body_20_indent" style:list-style-name="L3"/>
    <style:style style:name="P204" style:family="paragraph" style:parent-style-name="Text_20_body_20_indent" style:list-style-name="L3"/>
    <style:style style:name="P205" style:family="paragraph" style:parent-style-name="Text_20_body_20_indent" style:list-style-name="L3"/>
    <style:style style:name="T1"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style:list-level-properties text:min-label-distance="0.199cm"/>
      </text:list-level-style-number>
      <text:list-level-style-number text:level="2" text:style-name="Numbering_20_Symbols" style:num-suffix=" " style:num-format="1" text:display-levels="2">
        <style:list-level-properties text:min-label-distance="0.199cm"/>
      </text:list-level-style-number>
      <text:list-level-style-number text:level="3" text:style-name="Numbering_20_Symbols" style:num-suffix=" " style:num-format="1" text:display-levels="3">
        <style:list-level-properties text:min-label-distance="0.199cm"/>
      </text:list-level-style-number>
      <text:list-level-style-number text:level="4" style:num-suffix=" " style:num-format="1">
        <style:list-level-properties text:space-before="2.54cm" text:min-label-width="0.635cm"/>
      </text:list-level-style-number>
      <text:list-level-style-number text:level="5" style:num-suffix=" " style:num-format="1">
        <style:list-level-properties text:space-before="3.175cm" text:min-label-width="0.635cm"/>
      </text:list-level-style-number>
      <text:list-level-style-number text:level="6" style:num-suffix=" " style:num-format="1">
        <style:list-level-properties text:space-before="3.81cm" text:min-label-width="0.635cm"/>
      </text:list-level-style-number>
      <text:list-level-style-number text:level="7" style:num-suffix=" " style:num-format="1">
        <style:list-level-properties text:space-before="4.445cm" text:min-label-width="0.635cm"/>
      </text:list-level-style-number>
      <text:list-level-style-number text:level="8" style:num-suffix=" " style:num-format="1">
        <style:list-level-properties text:space-before="5.08cm" text:min-label-width="0.635cm"/>
      </text:list-level-style-number>
      <text:list-level-style-number text:level="9" style:num-suffix=" " style:num-format="1">
        <style:list-level-properties text:space-before="5.715cm" text:min-label-width="0.635cm"/>
      </text:list-level-style-number>
      <text:list-level-style-number text:level="10" style:num-suffix=" "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118cm" text:min-label-width="0.635cm"/>
        <style:text-properties style:font-name="StarSymbol"/>
      </text:list-level-style-bullet>
      <text:list-level-style-bullet text:level="3" text:style-name="Bullet_20_Symbols" style:num-suffix="." text:bullet-char="•">
        <style:list-level-properties text:space-before="0.236cm" text:min-label-width="0.635cm"/>
        <style:text-properties style:font-name="StarSymbol"/>
      </text:list-level-style-bullet>
      <text:list-level-style-bullet text:level="4" text:style-name="Bullet_20_Symbols" style:num-suffix="." text:bullet-char="•">
        <style:list-level-properties text:space-before="0.355cm" text:min-label-width="0.635cm"/>
        <style:text-properties style:font-name="StarSymbol"/>
      </text:list-level-style-bullet>
      <text:list-level-style-bullet text:level="5" text:style-name="Bullet_20_Symbols" style:num-suffix="." text:bullet-char="•">
        <style:list-level-properties text:space-before="0.473cm" text:min-label-width="0.635cm"/>
        <style:text-properties style:font-name="StarSymbol"/>
      </text:list-level-style-bullet>
      <text:list-level-style-bullet text:level="6" text:style-name="Bullet_20_Symbols" style:num-suffix="." text:bullet-char="•">
        <style:list-level-properties text:space-before="0.591cm" text:min-label-width="0.635cm"/>
        <style:text-properties style:font-name="StarSymbol"/>
      </text:list-level-style-bullet>
      <text:list-level-style-bullet text:level="7" text:style-name="Bullet_20_Symbols" style:num-suffix="." text:bullet-char="•">
        <style:list-level-properties text:space-before="0.709cm" text:min-label-width="0.635cm"/>
        <style:text-properties style:font-name="StarSymbol"/>
      </text:list-level-style-bullet>
      <text:list-level-style-bullet text:level="8" text:style-name="Bullet_20_Symbols" style:num-suffix="." text:bullet-char="•">
        <style:list-level-properties text:space-before="0.827cm" text:min-label-width="0.635cm"/>
        <style:text-properties style:font-name="StarSymbol"/>
      </text:list-level-style-bullet>
      <text:list-level-style-bullet text:level="9" text:style-name="Bullet_20_Symbols" style:num-suffix="." text:bullet-char="•">
        <style:list-level-properties text:space-before="0.945cm" text:min-label-width="0.635cm"/>
        <style:text-properties style:font-name="StarSymbol"/>
      </text:list-level-style-bullet>
      <text:list-level-style-bullet text:level="10" text:style-name="Bullet_20_Symbols" style:num-suffix="." text:bullet-char="•">
        <style:list-level-properties text:space-before="1.064cm" text:min-label-width="0.635cm"/>
        <style:text-properties style:font-name="StarSymbol"/>
      </text:list-level-style-bullet>
    </text:list-style>
    <text:list-style style:name="L4">
      <text:list-level-style-number text:level="1" text:style-name="Numbering_20_Symbols" style:num-suffix="." style:num-format="1" text:start-value="6">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8">
        <style:list-level-properties text:space-before="-0.01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9">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10">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NetXMS</text:p>
      <text:p text:style-name="P7">Installation Gui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Version 0.2.20</text:p>
      <text:p text:style-name="P6"/>
      <text:p text:style-name="P6">Copyright © 2003 — 2008 NetXMS Team</text:p>
      <text:p text:style-name="P6"/>
      <text:p text:style-name="P4"/>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Table of Contents</text:p>
          </text:index-title>
          <text:p text:style-name="P25">1 Preface <text:tab/>4</text:p>
          <text:p text:style-name="P26">1.1 Audience<text:tab/>4</text:p>
          <text:p text:style-name="P26">1.2 Additional Documentation<text:tab/>4</text:p>
          <text:p text:style-name="P25">2 Requirements<text:tab/>5</text:p>
          <text:p text:style-name="P26">2.1 Server Requirements<text:tab/>5</text:p>
          <text:p text:style-name="P27">2.1.1 Hardware<text:tab/>5</text:p>
          <text:p text:style-name="P27">2.1.2 Operating System<text:tab/>5</text:p>
          <text:p text:style-name="P27">2.1.3 Database<text:tab/>5</text:p>
          <text:p text:style-name="P26">2.2 Console Requirements<text:tab/>5</text:p>
          <text:p text:style-name="P27">2.2.1 Hardware<text:tab/>5</text:p>
          <text:p text:style-name="P27">2.2.2 Operating System<text:tab/>6</text:p>
          <text:p text:style-name="P26">2.3 Agent Requirements<text:tab/>6</text:p>
          <text:p text:style-name="P27">2.3.1 Hardware<text:tab/>6</text:p>
          <text:p text:style-name="P27">2.3.2 Operating System<text:tab/>6</text:p>
          <text:p text:style-name="P25">3 Server Installation and Upgrade<text:tab/>7</text:p>
          <text:p text:style-name="P26">3.1 Installing NetXMS Server on UNIX<text:tab/>7</text:p>
          <text:p text:style-name="P26">3.2 Upgrading NetXMS Server on UNIX<text:tab/>10</text:p>
          <text:p text:style-name="P26">3.3 Installing NetXMS Server on Windows<text:tab/>11</text:p>
          <text:p text:style-name="P26">3.4 Upgrading NetXMS Server on Windows<text:tab/>17</text:p>
          <text:p text:style-name="P25">4 Console Installation<text:tab/>18</text:p>
          <text:p text:style-name="P26">4.1 Installing NetXMS Console<text:tab/>18</text:p>
          <text:p text:style-name="P26">4.2 Connecting to the NetXMS Server for the first time<text:tab/>19</text:p>
          <text:p text:style-name="P25">5 Agent Installation and Upgrade<text:tab/>20</text:p>
          <text:p text:style-name="P26">5.1 Installing NetXMS Agent on UNIX<text:tab/>20</text:p>
          <text:p text:style-name="P26">5.2 Upgrading NetXMS Agent on UNIX<text:tab/>21</text:p>
          <text:p text:style-name="P26">5.3 Installing NetXMS Agent on Windows<text:tab/>22</text:p>
          <text:p text:style-name="P26">5.4 Upgrading NetXMS Agent on Windows<text:tab/>24</text:p>
          <text:p text:style-name="P26">5.5 Unattended installation of NetXMS Agent on Windows<text:tab/>24</text:p>
          <text:p text:style-name="P26">5.6 Installing NetXMS Agent on NetWare<text:tab/>25</text:p>
          <text:p text:style-name="P26">5.7 Upgrading NetXMS Agent on NetWare<text:tab/>26</text:p>
          <text:p text:style-name="P25">6 NetXMS Web Server Installation and Upgrade<text:tab/>27</text:p>
          <text:p text:style-name="P26">6.1 Installing NetXMS Web Server on UNIX<text:tab/>27</text:p>
          <text:p text:style-name="P26">6.2 Upgrading NetXMS Web Server on UNIX<text:tab/>28</text:p>
          <text:p text:style-name="P26">6.3 Installing NetXMS Web Server on Windows<text:tab/>29</text:p>
          <text:p text:style-name="P26">6.4 Upgrading NetXMS Web Server on Windows<text:tab/>31</text:p>
        </text:index-body>
      </text:table-of-content>
      <text:p text:style-name="P8"/>
      <text:p text:style-name="P8"/>
      <text:p text:style-name="P8"/>
      <text:list text:style-name="L1">
        <text:list-item>
          <text:h text:style-name="P162" text:outline-level="1">Preface </text:h>
        </text:list-item>
      </text:list>
      <text:p text:style-name="P8"/>
      <text:p text:style-name="P8">This manual provides instructions for installing NetXMS components for UNIX, Windows, and NetWare.</text:p>
      <text:p text:style-name="P8"/>
      <text:list text:style-name="L1" text:continue-numbering="true">
        <text:list-item>
          <text:list text:continue-numbering="true">
            <text:list-item>
              <text:h text:style-name="P168" text:outline-level="2">Audience</text:h>
            </text:list-item>
          </text:list>
        </text:list-item>
      </text:list>
      <text:p text:style-name="P8">This manual is intended for network administrators, responsible for NetXMS deployment and maintenance. The person installing NetXMS components must have a working knowledge of the appropriate operating system (UNIX, Windows, or NetWare).</text:p>
      <text:p text:style-name="P8"/>
      <text:list text:style-name="L1" text:continue-numbering="true">
        <text:list-item>
          <text:list text:continue-numbering="true">
            <text:list-item>
              <text:h text:style-name="P168" text:outline-level="2">Additional Documentation</text:h>
            </text:list-item>
          </text:list>
        </text:list-item>
      </text:list>
      <text:p text:style-name="P8">For information on topics not covered in this manual, please see NetXMS User's Manual or Documentation section on NetXMS web site (http://www.netxms.org/documentation).</text:p>
      <text:p text:style-name="P8"/>
      <text:p text:style-name="P8"/>
      <text:list text:style-name="L1" text:continue-numbering="true">
        <text:list-item>
          <text:h text:style-name="P162" text:outline-level="1">Requirements</text:h>
        </text:list-item>
      </text:list>
      <text:p text:style-name="P8"/>
      <text:p text:style-name="P8">Read this chapter and perform a thorough review of the system or systems onto which you are planning to install NetXMS software. The system/s must meet software, hardware, and configuration requirements listed in this chapter. </text:p>
      <text:p text:style-name="P8"/>
      <text:list text:style-name="L1" text:continue-numbering="true">
        <text:list-item>
          <text:list text:continue-numbering="true">
            <text:list-item>
              <text:h text:style-name="P168" text:outline-level="2">Server Requirements</text:h>
              <text:list>
                <text:list-item>
                  <text:h text:style-name="P190" text:outline-level="3">Hardware</text:h>
                </text:list-item>
              </text:list>
            </text:list-item>
          </text:list>
        </text:list-item>
      </text:list>
      <text:p text:style-name="P8">Minimum requirements: Pentium III 500 MHz, 256MB RAM, 100MB of free disk space.</text:p>
      <text:p text:style-name="P8">Recommended: Pentium IV 1 GHz, 512MB RAM, 100MB of free disk space.</text:p>
      <text:p text:style-name="P8"/>
      <text:p text:style-name="P8">For non-Intel platforms, adequate hardware should be used.</text:p>
      <text:p text:style-name="P8"/>
      <text:list text:style-name="L1" text:continue-numbering="true">
        <text:list-item>
          <text:list text:continue-numbering="true">
            <text:list-item>
              <text:list text:continue-numbering="true">
                <text:list-item>
                  <text:h text:style-name="P190" text:outline-level="3">Operating System</text:h>
                </text:list-item>
              </text:list>
            </text:list-item>
          </text:list>
        </text:list-item>
      </text:list>
      <text:p text:style-name="P8">Server can run on the following operating systems:</text:p>
      <text:list text:style-name="List_20_1">
        <text:list-item>
          <text:p text:style-name="P28">Linux</text:p>
        </text:list-item>
        <text:list-item>
          <text:p text:style-name="P28">FreeBSD</text:p>
        </text:list-item>
        <text:list-item>
          <text:p text:style-name="P28">Windows 2000, Windows XP, Windows Server 2003</text:p>
        </text:list-item>
        <text:list-item>
          <text:p text:style-name="P28">Solaris 8, 9 (Solaris 10 was not tested yet)</text:p>
        </text:list-item>
      </text:list>
      <text:p text:style-name="P8"/>
      <text:p text:style-name="P8">If you wish to compile NetXMS server with encryption support on UNIX, you should have OpenSSL package installed.</text:p>
      <text:p text:style-name="P8"/>
      <text:list text:style-name="L1" text:continue-numbering="true">
        <text:list-item>
          <text:list text:continue-numbering="true">
            <text:list-item>
              <text:list text:continue-numbering="true">
                <text:list-item>
                  <text:h text:style-name="P190" text:outline-level="3">Database</text:h>
                </text:list-item>
              </text:list>
            </text:list-item>
          </text:list>
        </text:list-item>
      </text:list>
      <text:p text:style-name="P8">The following database engines can be used as a backend:</text:p>
      <text:list text:style-name="List_20_1">
        <text:list-item text:start-value="1">
          <text:p text:style-name="P28">Microsoft SQL</text:p>
        </text:list-item>
        <text:list-item>
          <text:p text:style-name="P28">Oracle</text:p>
        </text:list-item>
        <text:list-item>
          <text:p text:style-name="P28">MySQL</text:p>
        </text:list-item>
        <text:list-item>
          <text:p text:style-name="P28">PostgreSQL</text:p>
        </text:list-item>
        <text:list-item>
          <text:p text:style-name="P28">SQLite</text:p>
        </text:list-item>
      </text:list>
      <text:p text:style-name="P8"/>
      <text:p text:style-name="P8">Database size and load is very hard to predict, because it is dependent on a number of monitored nodes and collected parameters. If you plan to install database engine on the same machine as NetXMS server, increase your hardware requirements accordingly.</text:p>
      <text:p text:style-name="P8"/>
      <text:list text:style-name="L1" text:continue-numbering="true">
        <text:list-item>
          <text:list text:continue-numbering="true">
            <text:list-item>
              <text:h text:style-name="P168" text:outline-level="2">Console Requirements</text:h>
              <text:list>
                <text:list-item>
                  <text:h text:style-name="P190" text:outline-level="3">Hardware</text:h>
                </text:list-item>
              </text:list>
            </text:list-item>
          </text:list>
        </text:list-item>
      </text:list>
      <text:p text:style-name="P8">Minimum requirements: Pentium III 500, 256 MB RAM, 30 MB of free disk space.</text:p>
      <text:p text:style-name="P8">Recommended: Pentium IV 1GHz, 512 MB RAM, 30 MB of free disk space, video adapter capable of at least 1024x768 resolution with 32bit colors.</text:p>
      <text:p text:style-name="P8"/>
      <text:list text:style-name="L1" text:continue-numbering="true">
        <text:list-item>
          <text:list text:continue-numbering="true">
            <text:list-item>
              <text:list text:continue-numbering="true">
                <text:list-item>
                  <text:h text:style-name="P190" text:outline-level="3"><text:soft-page-break/>Operating System</text:h>
                </text:list-item>
              </text:list>
            </text:list-item>
          </text:list>
        </text:list-item>
      </text:list>
      <text:p text:style-name="P8">NetXMS Console can run on Windows 2000, Windows XP, and Windows Server 2003. You can also run console on Linux under WINE (see http://www.winehq.com for more information).</text:p>
      <text:p text:style-name="P8"/>
      <text:list text:style-name="L1" text:continue-numbering="true">
        <text:list-item>
          <text:list text:continue-numbering="true">
            <text:list-item>
              <text:h text:style-name="P168" text:outline-level="2">Agent Requirements</text:h>
              <text:list>
                <text:list-item>
                  <text:h text:style-name="P190" text:outline-level="3">Hardware</text:h>
                </text:list-item>
              </text:list>
            </text:list-item>
          </text:list>
        </text:list-item>
      </text:list>
      <text:p text:style-name="P8">NetXMS agent can run on any hardware supported by target operating system, and requires approximately 1 MB of free disk space (depending on OS).</text:p>
      <text:p text:style-name="P8"/>
      <text:list text:style-name="L1" text:continue-numbering="true">
        <text:list-item>
          <text:list text:continue-numbering="true">
            <text:list-item>
              <text:list text:continue-numbering="true">
                <text:list-item>
                  <text:h text:style-name="P190" text:outline-level="3">Operating System</text:h>
                </text:list-item>
              </text:list>
            </text:list-item>
          </text:list>
        </text:list-item>
      </text:list>
      <text:p text:style-name="P8">NetXMS agent can be run on the following operating systems:</text:p>
      <text:list text:style-name="List_20_1">
        <text:list-item text:start-value="1">
          <text:p text:style-name="P28">Windows 95/98, NT 4.0, Windows 2000, Windows XP, Windows Server 2003</text:p>
        </text:list-item>
        <text:list-item>
          <text:p text:style-name="P28">Linux</text:p>
        </text:list-item>
        <text:list-item>
          <text:p text:style-name="P28">FreeBSD</text:p>
        </text:list-item>
        <text:list-item>
          <text:p text:style-name="P28">OpenBSD</text:p>
        </text:list-item>
        <text:list-item>
          <text:p text:style-name="P28">Solaris</text:p>
        </text:list-item>
        <text:list-item>
          <text:p text:style-name="P28">AIX</text:p>
        </text:list-item>
        <text:list-item>
          <text:p text:style-name="P28">HP-UX</text:p>
        </text:list-item>
        <text:list-item>
          <text:p text:style-name="P28">Novell NetWare 5.1 SP3, 6.0, 6.5</text:p>
        </text:list-item>
        <text:list-item>
          <text:p text:style-name="P28">IPSO</text:p>
        </text:list-item>
      </text:list>
      <text:p text:style-name="P8"/>
      <text:p text:style-name="P8"/>
      <text:list text:style-name="L1" text:continue-numbering="true">
        <text:list-item>
          <text:h text:style-name="P162" text:outline-level="1">Server Installation and Upgrade</text:h>
          <text:list>
            <text:list-item>
              <text:h text:style-name="P168" text:outline-level="2">Installing NetXMS Server on UNIX</text:h>
            </text:list-item>
          </text:list>
        </text:list-item>
      </text:list>
      <text:list text:style-name="L2">
        <text:list-item>
          <text:p text:style-name="P46">Download the latest version from http://www.netxms.org/download, if you don't have it. You will need source archive (named netxms-<text:span text:style-name="T1">VERSION</text:span>.tar.gz, for example netxms-0.2.11.tar.gz). Please note that in the following steps <text:span text:style-name="T1">VERSION</text:span> will be used as a substitution for an actual version number.</text:p>
          <text:p text:style-name="P46"/>
        </text:list-item>
        <text:list-item>
          <text:p text:style-name="P46">Unpack the archive:</text:p>
        </text:list-item>
      </text:list>
      <text:p text:style-name="Code">$ tar zxvf netxms-<text:span text:style-name="T1">VERSION</text:span>.tar.gz</text:p>
      <text:list text:style-name="L2" text:continue-numbering="true">
        <text:list-header>
          <text:p text:style-name="P121"/>
        </text:list-header>
        <text:list-item>
          <text:p text:style-name="P121">Change directory to netxms-version and run configure script:</text:p>
        </text:list-item>
      </text:list>
      <text:p text:style-name="Code">$ cd netxms-<text:span text:style-name="T1">VERSION</text:span></text:p>
      <text:p text:style-name="Code">$ sh ./configure --with-server --with-mysql --with-agent</text:p>
      <text:p text:style-name="P12"/>
      <text:p text:style-name="P12">Important arguments: </text:p>
      <text:list text:style-name="L3">
        <text:list-item>
          <text:p text:style-name="P197">--prefix=DIRECTORY: installation prefix, all files go to the specified directory;</text:p>
        </text:list-item>
        <text:list-item>
          <text:p text:style-name="P197">--with-server: build server. Don't forget to add at least one DB Driver as well;</text:p>
        </text:list-item>
        <text:list-item>
          <text:p text:style-name="P197">--with-pgsql: build Postgres DB Driver (if you plan to use PostgreSQL as backend database);</text:p>
        </text:list-item>
        <text:list-item>
          <text:p text:style-name="P197">--with-mysql: build MySQL DB Driver (if you plan to use MySQL as backend database);</text:p>
        </text:list-item>
        <text:list-item>
          <text:p text:style-name="P197">--with-odbc: build ODBC DB driver (if you plan to connect to your backend database via ODBC; you will need UNIX ODBC package to do that);</text:p>
        </text:list-item>
        <text:list-item>
          <text:p text:style-name="P197">--with-sqlite: build SQLite DB driver (if you plan to use embedded SQLite database as backend database);</text:p>
        </text:list-item>
        <text:list-item>
          <text:p text:style-name="P197">--with-agent: build monitoring agent. It is strongly recommended to install agent on a server box;</text:p>
        </text:list-item>
        <text:list-item>
          <text:p text:style-name="P197">--with-nxhttpd: build NetXMS web server;</text:p>
        </text:list-item>
        <text:list-item>
          <text:p text:style-name="P197">--disable-encryption: Disable encryption support.</text:p>
        </text:list-item>
      </text:list>
      <text:p text:style-name="Text_20_body_20_indent"/>
      <text:p text:style-name="P12">To learn more about possible configure parameters, run it with --help option.</text:p>
      <text:p text:style-name="P8"/>
      <text:list text:style-name="L2" text:continue-numbering="true">
        <text:list-item>
          <text:p text:style-name="P46">Run make and make install:</text:p>
        </text:list-item>
      </text:list>
      <text:p text:style-name="Code">$ make</text:p>
      <text:p text:style-name="Code">$ make install</text:p>
      <text:list text:style-name="L2" text:continue-numbering="true">
        <text:list-header>
          <text:p text:style-name="P121"/>
        </text:list-header>
        <text:list-item>
          <text:p text:style-name="P46">Copy sample config files to desired locations:</text:p>
        </text:list-item>
      </text:list>
      <text:p text:style-name="Code">$ cp contrib/netxmsd.conf-dist /etc/netxmsd.conf</text:p>
      <text:p text:style-name="Code">$ cp contrib/nxagentd.conf-dist /etc/nxagentd.conf</text:p>
      <text:p text:style-name="Text_20_body_20_indent"/>
      <text:list text:style-name="L4">
        <text:list-header>
          <text:p text:style-name="P144">By default, both server and agent will look for configuration files in /etc directory. If you wish to place configuration files in a different location, don't forget to use –c command line switch for agent and –config-file command-line switch for server to specify an alternate location.</text:p>
          <text:p text:style-name="P144"/>
        </text:list-header>
        <text:list-item>
          <text:p text:style-name="P144">Create Database and User with access rights to this database. Below is an example for MySQL:</text:p>
        </text:list-item>
      </text:list>
      <text:p text:style-name="Code">$ mysql -U root -p mysql</text:p>
      <text:p text:style-name="Code">mysql&gt; CREATE DATABASE netxms;</text:p>
      <text:p text:style-name="Code">mysql&gt; GRANT ALL ON netxms.* TO netxms IDENTIFIED BY 'PaSsWd';</text:p>
      <text:p text:style-name="Code">mysql&gt; \q</text:p>
      <text:p text:style-name="P22"><text:soft-page-break/></text:p>
      <text:p text:style-name="P13">Please note that database that user you have created should have rights to create new tables.</text:p>
      <text:p text:style-name="P13"/>
      <text:list text:style-name="L4" text:continue-numbering="true">
        <text:list-item>
          <text:p text:style-name="P124">Modify server configuration file (default is /etc/netxmsd.conf). It should look the following way:</text:p>
        </text:list-item>
      </text:list>
      <text:p text:style-name="Text_20_body"/>
      <text:p text:style-name="Code">DBDriver = /usr/local/lib/libnxddr_mysql.so</text:p>
      <text:p text:style-name="Code">DBServer = localhost</text:p>
      <text:p text:style-name="Code">DBName = netxms</text:p>
      <text:p text:style-name="Code">DBLogin = netxms</text:p>
      <text:p text:style-name="Code">DBPassword = PaSsWd</text:p>
      <text:p text:style-name="Code">LogFile = /var/log/netxmsd</text:p>
      <text:p text:style-name="Code">LogFailedSQLQueries = yes</text:p>
      <text:p text:style-name="Text_20_body"/>
      <text:p text:style-name="P14">Description of configuration parameters:</text:p>
      <table:table table:name="Table1" table:style-name="Table1">
        <table:table-column table:style-name="Table1.A"/>
        <table:table-column table:style-name="Table1.B"/>
        <table:table-row>
          <table:table-cell table:style-name="Table1.A1" office:value-type="string">
            <text:p text:style-name="P2">CodePage</text:p>
          </table:table-cell>
          <table:table-cell table:style-name="Table1.B1" office:value-type="string">
            <text:p text:style-name="Text_20_body">Server's code page. Default value depends on your system, usually ISO8859-1. You should change it if you plan to use national characters in object names, comments, etc. This parameter will have no effect if server was compiled without iconv support.</text:p>
          </table:table-cell>
        </table:table-row>
        <table:table-row>
          <table:table-cell table:style-name="Table1.A2" office:value-type="string">
            <text:p text:style-name="P2">DBDriver</text:p>
          </table:table-cell>
          <table:table-cell table:style-name="Table1.B2" office:value-type="string">
            <text:p text:style-name="Text_20_body">Database driver to be used. You can use one of the following drivers:</text:p>
            <text:p text:style-name="Text_20_body"/>
            <text:p text:style-name="Text_20_body">libnxddr_mysql.so<text:tab/>Driver for MySQL database.</text:p>
            <text:p text:style-name="Text_20_body">libnxddr_pgsql.so<text:tab/>Driver for PostgreSQL database.</text:p>
            <text:p text:style-name="Text_20_body">libnxddr_odbc.so<text:tab/>ODBC connectivity driver (you can connect to MySQL, PostgreSQL, MS SQL, and Oracle via ODBC).</text:p>
            <text:p text:style-name="Text_20_body">libnxddr_sqlite.so<text:tab/>Driver for embedded SQLite database.</text:p>
            <text:p text:style-name="Text_20_body"/>
            <text:p text:style-name="Text_20_body">If you installed NetXMS with non-default prefix (default is /usr/local), you should change the path to database driver appropriately.</text:p>
          </table:table-cell>
        </table:table-row>
        <table:table-row>
          <table:table-cell table:style-name="Table1.A2" office:value-type="string">
            <text:p text:style-name="P2">DBServer</text:p>
          </table:table-cell>
          <table:table-cell table:style-name="Table1.B2" office:value-type="string">
            <text:p text:style-name="P9">Database server to connect to (for ODBC driver, name of ODBC source).</text:p>
          </table:table-cell>
        </table:table-row>
        <table:table-row>
          <table:table-cell table:style-name="Table1.A2" office:value-type="string">
            <text:p text:style-name="P2">DBName</text:p>
          </table:table-cell>
          <table:table-cell table:style-name="Table1.B2" office:value-type="string">
            <text:p text:style-name="P9">Database name (for SQLite driver, database file name).</text:p>
          </table:table-cell>
        </table:table-row>
        <table:table-row>
          <table:table-cell table:style-name="Table1.A2" office:value-type="string">
            <text:p text:style-name="P2">DBLogin</text:p>
          </table:table-cell>
          <table:table-cell table:style-name="Table1.B2" office:value-type="string">
            <text:p text:style-name="P9">Database user name.</text:p>
          </table:table-cell>
        </table:table-row>
        <table:table-row>
          <table:table-cell table:style-name="Table1.A2" office:value-type="string">
            <text:p text:style-name="P2">DBPassword</text:p>
          </table:table-cell>
          <table:table-cell table:style-name="Table1.B2" office:value-type="string">
            <text:p text:style-name="P9">Database user's password.</text:p>
          </table:table-cell>
        </table:table-row>
        <table:table-row>
          <table:table-cell table:style-name="Table1.A2" office:value-type="string">
            <text:p text:style-name="P2">LogFile</text:p>
          </table:table-cell>
          <table:table-cell table:style-name="Table1.B2" office:value-type="string">
            <text:p text:style-name="P9">Server's log file. To write a log to syslog (or Event Log on Windows), use <text:span text:style-name="T1">{syslog}</text:span> as file name.</text:p>
          </table:table-cell>
        </table:table-row>
        <table:table-row>
          <table:table-cell table:style-name="Table1.A2" office:value-type="string">
            <text:p text:style-name="P9">LogFailedSQLQueries</text:p>
          </table:table-cell>
          <table:table-cell table:style-name="Table1.B2" office:value-type="string">
            <text:p text:style-name="P9">Controls logging of failed SQL queries. Possible values are "yes" (default) or "no". It is recommended to keep this parameter set to "yes" to simplify diagnostics of database-related problems and bugs.</text:p>
          </table:table-cell>
        </table:table-row>
      </table:table>
      <text:p text:style-name="Text_20_body"/>
      <text:list text:style-name="L5">
        <text:list-item>
          <text:p text:style-name="P125">Modify agent's configuration file (/etc/nxagentd.conf). For detailed description of possible parameters, please consult NetXMS User's Manual. For the normal server's operation, you should add at least the following line to your agent's configuration file:</text:p>
        </text:list-item>
      </text:list>
      <text:p text:style-name="Text_20_body"/>
      <text:p text:style-name="Code">MasterServers = 127.0.0.1, your_server_IP_address</text:p>
      <text:p text:style-name="Text_20_body"/>
      <text:list text:style-name="L6">
        <text:list-item>
          <text:p text:style-name="P126">Initialise this database with nxdbmgr utility using sql-script in sql/dbinit_<text:span text:style-name="T1">DBTYPE</text:span>.sql. <text:span text:style-name="T1">DBTYPE</text:span> can be "mssql", "mysql", "pgsql", "oracle", or "sqlite".</text:p>
        </text:list-item>
      </text:list>
      <text:p text:style-name="Text_20_body"><text:soft-page-break/></text:p>
      <text:p text:style-name="P15">MySQL example:</text:p>
      <text:p text:style-name="Code">$ /usr/local/bin/nxdbmgr init /usr/local/share/netxms/sql/dbinit_mysql.sql</text:p>
      <text:p text:style-name="Text_20_body"/>
      <text:list text:style-name="L7">
        <text:list-item>
          <text:p text:style-name="P127">Run agent and server:</text:p>
        </text:list-item>
      </text:list>
      <text:p text:style-name="Code"># /usr/local/bin/nxagentd –d</text:p>
      <text:p text:style-name="Code"># /usr/local/bin/netxmsd -d</text:p>
      <text:p text:style-name="Text_20_body"/>
      <text:p text:style-name="P15">Now you have working NetXMS server.</text:p>
      <text:p text:style-name="Text_20_body"/>
      <text:p text:style-name="Text_20_body"/>
      <text:list text:style-name="L1" text:continue-numbering="true">
        <text:list-item>
          <text:list text:continue-numbering="true">
            <text:list-item>
              <text:h text:style-name="P178" text:outline-level="2">Upgrading NetXMS Server on UNIX</text:h>
            </text:list-item>
          </text:list>
        </text:list-item>
      </text:list>
      <text:p text:style-name="Text_20_body"/>
      <text:list text:style-name="Numbering_20_1">
        <text:list-item>
          <text:p text:style-name="P128">Download the latest version from http://www.netxms.org/download, if you don't have it. You will need source archive (named netxms-VERSION.tar.gz, for example netxms-0.2.11.tar.gz). Please note that in the following steps VERSION will be used as a substitution for an actual version number.</text:p>
          <text:p text:style-name="P128"/>
        </text:list-item>
        <text:list-item>
          <text:p text:style-name="P128">Unpack the archive:</text:p>
        </text:list-item>
      </text:list>
      <text:p text:style-name="Code">$ tar zxvf netxms-VERSION.tar.gz</text:p>
      <text:p text:style-name="Text_20_body"/>
      <text:list text:style-name="Numbering_20_1" text:continue-numbering="true">
        <text:list-item>
          <text:p text:style-name="P128">Change directory to netxms-version and run configure script:</text:p>
        </text:list-item>
      </text:list>
      <text:p text:style-name="Code">$ cd netxms-VERSION</text:p>
      <text:p text:style-name="Code">$ sh ./configure --with-server --with-mysql —with-agent</text:p>
      <text:p text:style-name="Text_20_body"/>
      <text:p text:style-name="P16">Be sure to include all options that were used at installation time.</text:p>
      <text:p text:style-name="Text_20_body"/>
      <text:list text:style-name="Numbering_20_1" text:continue-numbering="true">
        <text:list-item>
          <text:p text:style-name="P128">Run make:</text:p>
        </text:list-item>
      </text:list>
      <text:p text:style-name="Code">$ make</text:p>
      <text:p text:style-name="Text_20_body"/>
      <text:list text:style-name="Numbering_20_1" text:continue-numbering="true">
        <text:list-item>
          <text:p text:style-name="P128">Stop NetXMS server.</text:p>
        </text:list-item>
        <text:list-item>
          <text:p text:style-name="P128">Stop NetXMS agent.</text:p>
        </text:list-item>
        <text:list-item>
          <text:p text:style-name="P128">Check database for possible inconsistencies:</text:p>
        </text:list-item>
      </text:list>
      <text:p text:style-name="Code">$ nxdbmgr check</text:p>
      <text:p text:style-name="Text_20_body"/>
      <text:p text:style-name="P16">Proceed to the next step only if database checker does not report any errors!</text:p>
      <text:p text:style-name="Text_20_body"/>
      <text:list text:style-name="Numbering_20_1" text:continue-numbering="true">
        <text:list-item>
          <text:p text:style-name="P128">Run make install:</text:p>
        </text:list-item>
      </text:list>
      <text:p text:style-name="Code">$ make install</text:p>
      <text:p text:style-name="Text_20_body"/>
      <text:list text:style-name="Numbering_20_1" text:continue-numbering="true">
        <text:list-item>
          <text:p text:style-name="P128">Upgrade database:</text:p>
        </text:list-item>
      </text:list>
      <text:p text:style-name="Code">$ nxdbmgr upgrade</text:p>
      <text:p text:style-name="Text_20_body"/>
      <text:list text:style-name="Numbering_20_1" text:continue-numbering="true">
        <text:list-item>
          <text:p text:style-name="P128">Start NetXMS agent.</text:p>
        </text:list-item>
        <text:list-item>
          <text:p text:style-name="P128">Start NetXMS server.</text:p>
        </text:list-item>
      </text:list>
      <text:p text:style-name="Text_20_body"/>
      <text:p text:style-name="Text_20_body"/>
      <text:list text:style-name="L1" text:continue-numbering="true">
        <text:list-item>
          <text:list text:continue-numbering="true">
            <text:list-item>
              <text:h text:style-name="P178" text:outline-level="2">Installing NetXMS Server on Windows</text:h>
            </text:list-item>
          </text:list>
        </text:list-item>
      </text:list>
      <text:p text:style-name="Text_20_body"/>
      <text:list text:style-name="Numbering_20_1">
        <text:list-item text:start-value="1">
          <text:p text:style-name="P128">Download the latest version from http://www.netxms.org/download, if you don't have it. You will need Windows installer (named netxms-VERSION.exe, for example netxms-0.2.20.exe). Please note that in following steps VERSION will be used as a substitution for an actual version number.</text:p>
        </text:list-item>
      </text:list>
      <text:list text:style-name="L8">
        <text:list-header>
          <text:p text:style-name="P141"/>
        </text:list-header>
      </text:list>
      <text:list text:style-name="Numbering_20_1" text:continue-numbering="true">
        <text:list-item>
          <text:p text:style-name="P128">Run the installer package on your server machine. Installation wizard will be shown. Follow the prompts until the Select Components window opens (Figure 1).</text:p>
        </text:list-item>
      </text:list>
      <text:p text:style-name="Text_20_body"/>
      <text:list text:style-name="Numbering_20_1" text:continue-numbering="true">
        <text:list-item>
          <text:p text:style-name="P128">On the Select Components window, select NetXMS Server option and an appropriate database client library. You do not have to install database client library from NetXMS package, if it is already installed on the machine.</text:p>
        </text:list-item>
      </text:list>
      <text:p text:style-name="P11"/>
      <text:p text:style-name="P17">Figure 1: Select Components window</text:p>
      <text:p text:style-name="Text_20_body"><text:tab/><draw:frame draw:style-name="fr1" draw:name="graphics1" text:anchor-type="as-char" svg:y="-8.186cm" svg:width="13.309cm" svg:height="10.186cm" draw:z-index="5"><draw:image xlink:href="Pictures/2000001B000033E4000027CAEBC186C2.svm" xlink:type="simple" xlink:show="embed" xlink:actuate="onLoad"/></draw:frame></text:p>
      <text:p text:style-name="P8"/>
      <text:p text:style-name="P19">If you plan to use web interface, also select Web Server component, and if you plan to run NetXMS console from the same machine, select Administrator's Console option as well.</text:p>
      <text:p text:style-name="P8"/>
      <text:list text:style-name="Numbering_20_1" text:continue-numbering="true">
        <text:list-item>
          <text:p text:style-name="P51">Follow the prompts until Ready to Install window opens. If the Web Server option was selected, you will be prompted for master server address. Set it to localhost (Figure 2):</text:p>
        </text:list-item>
      </text:list>
      <text:p text:style-name="P8"/>
      <text:p text:style-name="P18"/>
      <text:p text:style-name="P18"/>
      <text:p text:style-name="P18"/>
      <text:p text:style-name="P18"/>
      <text:p text:style-name="P18"/>
      <text:p text:style-name="P18"/>
      <text:p text:style-name="P18"/>
      <text:p text:style-name="P18"><text:soft-page-break/>Figure 2: Master server address set up</text:p>
      <text:p text:style-name="P8"><text:tab/><draw:frame draw:style-name="fr2" draw:name="graphics2" text:anchor-type="as-char" svg:y="-7.186cm" svg:width="13.309cm" svg:height="10.186cm" draw:z-index="0"><draw:image xlink:href="Pictures/2000001B000033E4000027CA95CED5A3.svm" xlink:type="simple" xlink:show="embed" xlink:actuate="onLoad"/></draw:frame> </text:p>
      <text:p text:style-name="P8"/>
      <text:list text:style-name="Numbering_20_1" text:continue-numbering="true">
        <text:list-item>
          <text:p text:style-name="P51">On Ready to Install window, check whether everything is correct, then press the Install button.</text:p>
        </text:list-item>
      </text:list>
      <text:p text:style-name="P8"/>
      <text:list text:style-name="Numbering_20_1" text:continue-numbering="true">
        <text:list-item>
          <text:p text:style-name="P51">After copying files, Server Configuration Wizard will open (Figure 3).</text:p>
        </text:list-item>
      </text:list>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Figure 3: Server Configuration Wizard</text:p>
      <text:p text:style-name="P8"><text:tab/><draw:frame draw:style-name="fr3" draw:name="graphics3" text:anchor-type="as-char" svg:width="13.388cm" svg:height="11.192cm" draw:z-index="1"><draw:image xlink:href="Pictures/2000001B0000343300002BB87648B725.svm" xlink:type="simple" xlink:show="embed" xlink:actuate="onLoad"/></draw:frame> </text:p>
      <text:p text:style-name="P8"/>
      <text:p text:style-name="P19">Press the Next button to start NetXMS server configuration.</text:p>
      <text:p text:style-name="P8"/>
      <text:list text:style-name="Numbering_20_1" text:continue-numbering="true">
        <text:list-item>
          <text:p text:style-name="P51">Database selection window will open (Figure 4):</text:p>
        </text:list-item>
      </text:list>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Figure 4: Select Database window</text:p>
      <text:p text:style-name="P8"><text:tab/><draw:frame draw:style-name="fr3" draw:name="graphics4" text:anchor-type="as-char" svg:width="13.388cm" svg:height="11.192cm" draw:z-index="2"><draw:image xlink:href="Pictures/2000001B0000343300002BB826BEDA3C.svm" xlink:type="simple" xlink:show="embed" xlink:actuate="onLoad"/></draw:frame> </text:p>
      <text:p text:style-name="P19"/>
      <text:list text:style-name="L9">
        <text:list-item>
          <text:p text:style-name="P147">Select the desired database engine and driver. For most databases, you will have two drivers available – native and ODBC. Please note that if you select ODBC, you will have to manually configure ODBC source.</text:p>
        </text:list-item>
        <text:list-item>
          <text:p text:style-name="P147">Enter the name of database server or ODBC source.</text:p>
        </text:list-item>
        <text:list-item>
          <text:p text:style-name="P147">In DBA login name and DBA password fields, enter database administrator’s login name and password. You have to fill these fields only if you have chosen Create new database option.</text:p>
        </text:list-item>
        <text:list-item>
          <text:p text:style-name="P147">Enter the desired database name, database user name and password. If you are not using ODBC, the wizard will create database and a user for you. If ODBC is used, database and user should be created beforehand.</text:p>
        </text:list-item>
      </text:list>
      <text:p text:style-name="P19"/>
      <text:p text:style-name="P18">Microsoft SQL note:</text:p>
      <text:p text:style-name="P19">If you wish to use Windows authentication for database connectivity, use * (asterisk) as a login name and leave the password field blank. If you specify asterisk as DBA login, user with which you are logged in to Windows should have administrative rights to the database server. If you use asterisk as DB login, you should run NetXMS Server service as a user with appropriate rights to the database.</text:p>
      <text:p text:style-name="P19"/>
      <text:p text:style-name="P18">Oracle note:</text:p>
      <text:p text:style-name="P19">We recommend to use native database driver (oracle.ddr).</text:p>
      <text:p text:style-name="P19"/>
      <text:list text:style-name="Numbering_20_1" text:continue-numbering="true">
        <text:list-item>
          <text:p text:style-name="P51">On the next window, you will be prompted for various polling parameters (Figure 5):</text:p>
        </text:list-item>
      </text:list>
      <text:p text:style-name="P8"/>
      <text:p text:style-name="P18"/>
      <text:p text:style-name="P18"/>
      <text:p text:style-name="P18"/>
      <text:p text:style-name="P18"><text:soft-page-break/>Figure 5: Polling Configuration window</text:p>
      <text:p text:style-name="P8"><text:tab/><draw:frame draw:style-name="fr3" draw:name="graphics5" text:anchor-type="as-char" svg:width="13.388cm" svg:height="11.192cm" draw:z-index="3"><draw:image xlink:href="Pictures/2000001B0000343300002BB827579E54.svm" xlink:type="simple" xlink:show="embed" xlink:actuate="onLoad"/></draw:frame> </text:p>
      <text:p text:style-name="P19"/>
      <text:list text:style-name="L10">
        <text:list-item>
          <text:p text:style-name="P151">Check Run IP autodiscovery process check-box, if you wish NetXMS server to automatically discover your IP network.</text:p>
        </text:list-item>
        <text:list-item>
          <text:p text:style-name="P151">Increase number of status and configuration pollers if you plan to monitor large number of nodes.</text:p>
        </text:list-item>
      </text:list>
      <text:p text:style-name="P19"/>
      <text:list text:style-name="Numbering_20_1" text:continue-numbering="true">
        <text:list-item>
          <text:p text:style-name="P51">On the next window, enter address of your SMTP server. NetXMS will use it to send notification e-mails. If you have mobile phone attached to management server via serial cable or USB, select mobile phone driver and COM port; otherwise, select "&lt;none&gt;".</text:p>
        </text:list-item>
      </text:list>
      <text:p text:style-name="P8"/>
      <text:list text:style-name="Numbering_20_1" text:continue-numbering="true">
        <text:list-item>
          <text:p text:style-name="P51">Then next window will prompt you for logging method. Either check Event Log or select file, and press the Next button.</text:p>
        </text:list-item>
      </text:list>
      <text:p text:style-name="P8"/>
      <text:list text:style-name="Numbering_20_1" text:continue-numbering="true">
        <text:list-item>
          <text:p text:style-name="P51">Windows service configuration window will appear (Figure 6):</text:p>
        </text:list-item>
      </text:list>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Figure 6: Windows Service Configuration window</text:p>
      <text:p text:style-name="P8"><text:tab/><draw:frame draw:style-name="fr3" draw:name="graphics6" text:anchor-type="as-char" svg:width="13.388cm" svg:height="11.192cm" draw:z-index="4"><draw:image xlink:href="Pictures/2000001B0000343300002BB8C1C74DC9.svm" xlink:type="simple" xlink:show="embed" xlink:actuate="onLoad"/></draw:frame> <text:s/></text:p>
      <text:p text:style-name="P8"/>
      <text:p text:style-name="P20">In most situations, you can run NetXMS server under Local System account. You may need to run it under specific account if you are using Microsoft SQL database and Windows authentication, or for security reasons.</text:p>
      <text:p text:style-name="P20"/>
      <text:list text:style-name="Numbering_20_1" text:continue-numbering="true">
        <text:list-item>
          <text:p text:style-name="P51">Follow the prompts until server configuration will be complete. After successful server configuration, installation will be finished, and you will have NetXMS server up and running.</text:p>
        </text:list-item>
      </text:list>
      <text:p text:style-name="P8"/>
      <text:p text:style-name="P8"/>
      <text:p text:style-name="P8"/>
      <text:p text:style-name="P8"/>
      <text:list text:style-name="L1" text:continue-numbering="true">
        <text:list-item>
          <text:list text:continue-numbering="true">
            <text:list-item>
              <text:h text:style-name="P178" text:outline-level="2">Upgrading NetXMS Server on Windows</text:h>
            </text:list-item>
          </text:list>
        </text:list-item>
      </text:list>
      <text:list text:style-name="Numbering_20_1">
        <text:list-item text:start-value="1">
          <text:p text:style-name="P51">Download the latest version from http://www.netxms.org/download, if you don't have it. You will need Windows installer (named netxms-<text:span text:style-name="T1">VERSION</text:span>.exe, for example netxms-0.2.20.exe).</text:p>
        </text:list-item>
      </text:list>
      <text:p text:style-name="P8"/>
      <text:list text:style-name="Numbering_20_1" text:continue-numbering="true">
        <text:list-item>
          <text:p text:style-name="P51">Stop NetXMS server.</text:p>
        </text:list-item>
      </text:list>
      <text:p text:style-name="P8"/>
      <text:list text:style-name="Numbering_20_1" text:continue-numbering="true">
        <text:list-item>
          <text:p text:style-name="P51">Check database for possible inconsistencies:</text:p>
        </text:list-item>
      </text:list>
      <text:p text:style-name="Code">C:\NetXMS\bin&gt; nxdbmgr check</text:p>
      <text:p text:style-name="P8"/>
      <text:p text:style-name="P19">Proceed to the next step only if database checker does not report any errors!</text:p>
      <text:p text:style-name="P8"/>
      <text:list text:style-name="Numbering_20_1" text:continue-numbering="true">
        <text:list-item>
          <text:p text:style-name="P51">Run NetXMS installer and follow the prompts. Normally, you will not need to change any settings on installation wizard windows. Alternatively, you can run the installer with /SILENT option to disable any prompts:</text:p>
        </text:list-item>
      </text:list>
      <text:p text:style-name="Code">C:\Download&gt; netxms-0.2.20.exe /SILENT</text:p>
      <text:p text:style-name="P8"/>
      <text:list text:style-name="Numbering_20_1" text:continue-numbering="true">
        <text:list-item>
          <text:p text:style-name="P51">Check whether NetXMS Server service is running again. If it's not, most likely you have to upgrade your database to newer version. To upgrade database, use nxdbmgr utility:</text:p>
        </text:list-item>
      </text:list>
      <text:p text:style-name="Code">C:\NetXMS\bin&gt; nxdbmgr upgrade</text:p>
      <text:p text:style-name="P8"/>
      <text:list text:style-name="Numbering_20_1" text:continue-numbering="true">
        <text:list-item>
          <text:p text:style-name="P51">Start NetXMS server, if it is not already started.</text:p>
        </text:list-item>
      </text:list>
      <text:p text:style-name="P8"/>
      <text:p text:style-name="P8"/>
      <text:p text:style-name="P8"/>
      <text:list text:style-name="L1" text:continue-numbering="true">
        <text:list-item>
          <text:h text:style-name="P162" text:outline-level="1">Console Installation</text:h>
          <text:list>
            <text:list-item>
              <text:h text:style-name="P168" text:outline-level="2">Installing NetXMS Console</text:h>
            </text:list-item>
          </text:list>
        </text:list-item>
      </text:list>
      <text:list text:style-name="Numbering_20_1">
        <text:list-item text:start-value="1">
          <text:p text:style-name="P51">Download the latest version from http://www.netxms.org/download, if you don't have it. You will need Windows installer (named netxms-<text:span text:style-name="T1">VERSION</text:span>.exe, for example netxms-0.2.20.exe).</text:p>
        </text:list-item>
      </text:list>
      <text:p text:style-name="P8"/>
      <text:list text:style-name="Numbering_20_1" text:continue-numbering="true">
        <text:list-item>
          <text:p text:style-name="P51">Run the installer package on your workstation. Installation wizard will be shown. Follow the prompts until the Select Components window (Figure 7) opens.</text:p>
        </text:list-item>
      </text:list>
      <text:p text:style-name="P8"/>
      <text:list text:style-name="Numbering_20_1" text:continue-numbering="true">
        <text:list-item>
          <text:p text:style-name="P51">On the Select Components window, select the Administrator's Console option.</text:p>
        </text:list-item>
      </text:list>
      <text:p text:style-name="P8"/>
      <text:p text:style-name="P18">Figure 7: Select Components window</text:p>
      <text:p text:style-name="P8"><text:tab/><draw:frame draw:style-name="fr3" draw:name="graphics7" text:anchor-type="as-char" svg:width="13.309cm" svg:height="10.186cm" draw:z-index="6"><draw:image xlink:href="Pictures/2000001B000033E4000027CAB1D54817.svm" xlink:type="simple" xlink:show="embed" xlink:actuate="onLoad"/></draw:frame> </text:p>
      <text:p text:style-name="P8"/>
      <text:p text:style-name="P20">Press the Next button and follow the prompts until installation finishes.</text:p>
      <text:p text:style-name="P8"/>
      <text:p text:style-name="P8"/>
      <text:p text:style-name="P8"/>
      <text:p text:style-name="P8"><text:s/></text:p>
      <text:p text:style-name="P8"/>
      <text:list text:style-name="L1" text:continue-numbering="true">
        <text:list-item>
          <text:list text:continue-numbering="true">
            <text:list-item>
              <text:h text:style-name="P178" text:outline-level="2">Connecting to the NetXMS Server for the first time</text:h>
            </text:list-item>
          </text:list>
        </text:list-item>
      </text:list>
      <text:p text:style-name="P8">After you have successfully installed NetXMS Server and Management Console, you are ready to start working with NetXMS. </text:p>
      <text:p text:style-name="P8"/>
      <text:list text:style-name="Numbering_20_1">
        <text:list-item text:start-value="1">
          <text:p text:style-name="P51">Run console; login dialog will appear (Figure 8):</text:p>
        </text:list-item>
      </text:list>
      <text:p text:style-name="P8"/>
      <text:p text:style-name="P18">Figure 8: Login dialog window</text:p>
      <text:p text:style-name="P8"><text:tab/><draw:frame draw:style-name="fr3" draw:name="graphics8" text:anchor-type="as-char" svg:width="13.626cm" svg:height="9.128cm" draw:z-index="7"><draw:image xlink:href="Pictures/2000001B00003521000023A81E62A075.svm" xlink:type="simple" xlink:show="embed" xlink:actuate="onLoad"/></draw:frame> <text:s/></text:p>
      <text:p text:style-name="P8"/>
      <text:list text:style-name="Numbering_20_1" text:continue-numbering="true">
        <text:list-item>
          <text:p text:style-name="P51">Enter the address of your NetXMS server, or leave the default address (127.0.0.1), if you are starting console on the server machine. Use admin as login name and netxms as password.</text:p>
        </text:list-item>
      </text:list>
      <text:p text:style-name="P8"/>
      <text:p text:style-name="P8"/>
      <text:list text:style-name="L1" text:continue-numbering="true">
        <text:list-item>
          <text:h text:style-name="P162" text:outline-level="1">Agent Installation and Upgrade</text:h>
          <text:list>
            <text:list-item>
              <text:h text:style-name="P168" text:outline-level="2">Installing NetXMS Agent on UNIX</text:h>
            </text:list-item>
          </text:list>
        </text:list-item>
      </text:list>
      <text:list text:style-name="Numbering_20_1">
        <text:list-item text:start-value="1">
          <text:p text:style-name="P51">Download the latest version from http://www.netxms.org/download, if you don't have it. You will need source archive (named netxms-<text:span text:style-name="T1">VERSION</text:span>.tar.gz, for example netxms-0.2.20.tar.gz). Please note that in the following steps <text:span text:style-name="T1">VERSION</text:span> will be used as a substitution for an actual version number.</text:p>
        </text:list-item>
      </text:list>
      <text:p text:style-name="P8"/>
      <text:list text:style-name="Numbering_20_1" text:continue-numbering="true">
        <text:list-item>
          <text:p text:style-name="P51">Unpack the archive:</text:p>
        </text:list-item>
      </text:list>
      <text:p text:style-name="Code">$ tar zxvf netxms-<text:span text:style-name="T1">VERSION</text:span>.tar.gz</text:p>
      <text:p text:style-name="P8"/>
      <text:list text:style-name="Numbering_20_1" text:continue-numbering="true">
        <text:list-item>
          <text:p text:style-name="P51">Change directory to netxms-version and run configure script:</text:p>
        </text:list-item>
      </text:list>
      <text:p text:style-name="Code">$ cd netxms-<text:span text:style-name="T1">VERSION</text:span></text:p>
      <text:p text:style-name="Code">$ sh ./configure --with-agent</text:p>
      <text:p text:style-name="P8"/>
      <text:p text:style-name="P20">Important arguments: </text:p>
      <text:list text:style-name="List_20_1">
        <text:list-item text:start-value="1">
          <text:p text:style-name="P157">--prefix=DIRECTORY: installation prefix, all files goes to specified directory;</text:p>
        </text:list-item>
        <text:list-item>
          <text:p text:style-name="P157">--with-agent: build monitoring agent.</text:p>
        </text:list-item>
      </text:list>
      <text:p text:style-name="P20"/>
      <text:p text:style-name="P20">To learn more about possible <text:span text:style-name="T1">configure</text:span> parameters, run it with --help option.</text:p>
      <text:p text:style-name="P20"/>
      <text:list text:style-name="Numbering_20_1" text:continue-numbering="true">
        <text:list-item>
          <text:p text:style-name="P51">Run make and make install:</text:p>
        </text:list-item>
      </text:list>
      <text:p text:style-name="Code">$ make</text:p>
      <text:p text:style-name="Code">$ make install</text:p>
      <text:p text:style-name="P8"/>
      <text:list text:style-name="Numbering_20_1" text:continue-numbering="true">
        <text:list-item>
          <text:p text:style-name="P51">Copy sample config file to desired location:</text:p>
        </text:list-item>
      </text:list>
      <text:p text:style-name="Code">$ cp contrib/nxagentd.conf-dist /etc/nxagentd.conf</text:p>
      <text:p text:style-name="P8"/>
      <text:p text:style-name="P20">By default, an agent will look for configuration file in /etc directory. If you wish to place configuration file in different location, don't forget to use –c command line switch to specify alternate location.</text:p>
      <text:p text:style-name="P20"/>
      <text:list text:style-name="Numbering_20_1" text:continue-numbering="true">
        <text:list-item>
          <text:p text:style-name="P51">Modify agent's configuration file (/etc/nxagentd.conf). For detailed description of possible parameters, please refer to NetXMS User's Manual. At least, you should set the following parameters:</text:p>
        </text:list-item>
      </text:list>
      <text:p text:style-name="P8"><text:tab/>MasterServers = <text:span text:style-name="T1">your_management_server_IP_address</text:span></text:p>
      <text:p text:style-name="P8"><text:tab/>LogFile = <text:span text:style-name="T1">log_file</text:span></text:p>
      <text:p text:style-name="P8"><text:tab/>FileStore = <text:span text:style-name="T1">place_for_agent_temporary_files</text:span></text:p>
      <text:p text:style-name="P8"/>
      <text:list text:style-name="Numbering_20_1" text:continue-numbering="true">
        <text:list-item>
          <text:p text:style-name="P51">Run agent:</text:p>
        </text:list-item>
      </text:list>
      <text:p text:style-name="Code"># /usr/local/bin/nxagentd –d</text:p>
      <text:p text:style-name="P8"/>
      <text:p text:style-name="P20">Now you have a working NetXMS agent.</text:p>
      <text:p text:style-name="P8"/>
      <text:p text:style-name="P8"/>
      <text:p text:style-name="P8"/>
      <text:list text:style-name="L1" text:continue-numbering="true">
        <text:list-item>
          <text:list text:continue-numbering="true">
            <text:list-item>
              <text:h text:style-name="P178" text:outline-level="2">Upgrading NetXMS Agent on UNIX</text:h>
            </text:list-item>
          </text:list>
        </text:list-item>
      </text:list>
      <text:p text:style-name="P8">We highly recommend using centralized agent upgrade feature for agent upgrades. However, if you decide to upgrade an agent manually, it can be done in just a few steps:</text:p>
      <text:p text:style-name="P8"/>
      <text:list text:style-name="Numbering_20_1">
        <text:list-item text:start-value="1">
          <text:p text:style-name="P51">Download the latest version from http://www.netxms.org/download, if you don't have it. You will need source archive (named netxms-<text:span text:style-name="T1">VERSION</text:span>.tar.gz, for example netxms-0.2.20.tar.gz). Please note that in the following steps <text:span text:style-name="T1">VERSION</text:span> will be used as a substitution for an actual version number.</text:p>
        </text:list-item>
      </text:list>
      <text:p text:style-name="P8"/>
      <text:list text:style-name="Numbering_20_1" text:continue-numbering="true">
        <text:list-item>
          <text:p text:style-name="P51">Unpack the archive:</text:p>
        </text:list-item>
      </text:list>
      <text:p text:style-name="Code">$ tar zxvf netxms-<text:span text:style-name="T1">VERSION</text:span>.tar.gz</text:p>
      <text:p text:style-name="P8"/>
      <text:list text:style-name="Numbering_20_1" text:continue-numbering="true">
        <text:list-item>
          <text:p text:style-name="P51">Change directory to netxms-version and run configure script:</text:p>
        </text:list-item>
      </text:list>
      <text:p text:style-name="Code">$ cd netxms-<text:span text:style-name="T1">VERSION</text:span></text:p>
      <text:p text:style-name="Code">$ sh ./configure --with-agent</text:p>
      <text:p text:style-name="P8"/>
      <text:p text:style-name="P20">Important <text:span text:style-name="T1">configure</text:span> arguments: </text:p>
      <text:list text:style-name="List_20_1">
        <text:list-item text:start-value="1">
          <text:p text:style-name="P157">--prefix=DIRECTORY: installation prefix, all files go to a specified directory;</text:p>
        </text:list-item>
        <text:list-item>
          <text:p text:style-name="P157">--with-agent: build monitoring agent.</text:p>
        </text:list-item>
      </text:list>
      <text:p text:style-name="P20"/>
      <text:p text:style-name="P20">To learn more about possible <text:span text:style-name="T1">configure</text:span> parameters, run it with --help option.</text:p>
      <text:p text:style-name="P20"/>
      <text:list text:style-name="Numbering_20_1" text:continue-numbering="true">
        <text:list-item>
          <text:p text:style-name="P51">Run make:</text:p>
        </text:list-item>
      </text:list>
      <text:p text:style-name="Code">$ make</text:p>
      <text:p text:style-name="P8"/>
      <text:list text:style-name="Numbering_20_1" text:continue-numbering="true">
        <text:list-item>
          <text:p text:style-name="P51">Stop NetXMS agent.</text:p>
        </text:list-item>
      </text:list>
      <text:p text:style-name="P8"/>
      <text:list text:style-name="Numbering_20_1" text:continue-numbering="true">
        <text:list-item>
          <text:p text:style-name="P51">Run make install:</text:p>
        </text:list-item>
      </text:list>
      <text:p text:style-name="Code">$ make install</text:p>
      <text:p text:style-name="P8"/>
      <text:list text:style-name="Numbering_20_1" text:continue-numbering="true">
        <text:list-item>
          <text:p text:style-name="P51">Start NetXMS agent.</text:p>
        </text:list-item>
      </text:list>
      <text:p text:style-name="P8"/>
      <text:p text:style-name="P8"/>
      <text:p text:style-name="P8"/>
      <text:p text:style-name="P8"><text:s/></text:p>
      <text:p text:style-name="P8"/>
      <text:list text:style-name="L1" text:continue-numbering="true">
        <text:list-item>
          <text:list text:continue-numbering="true">
            <text:list-item>
              <text:h text:style-name="P178" text:outline-level="2">Installing NetXMS Agent on Windows</text:h>
            </text:list-item>
          </text:list>
        </text:list-item>
      </text:list>
      <text:list text:style-name="Numbering_20_1">
        <text:list-item text:start-value="1">
          <text:p text:style-name="P51">Download the latest version from http://www.netxms.org/download, if you don't have it. You will need Windows Agent installer (named nxagent-<text:span text:style-name="T1">VERSION</text:span>.exe, for example nxagent-0.2.20.exe).</text:p>
        </text:list-item>
      </text:list>
      <text:p text:style-name="P8"/>
      <text:list text:style-name="Numbering_20_1" text:continue-numbering="true">
        <text:list-item>
          <text:p text:style-name="P51">Run the installer package on target server. Installation wizard will be shown. Follow the prompts until the NetXMS Server window opens (Figure 9):</text:p>
        </text:list-item>
      </text:list>
      <text:p text:style-name="P8"/>
      <text:p text:style-name="P21">Figure 9: NetXMS Server window</text:p>
      <text:p text:style-name="P8"><text:tab/><draw:frame draw:style-name="fr3" draw:name="graphics9" text:anchor-type="as-char" svg:width="13.309cm" svg:height="10.186cm" draw:z-index="8"><draw:image xlink:href="Pictures/2000001B000033E4000027CAB3ED41E8.svm" xlink:type="simple" xlink:show="embed" xlink:actuate="onLoad"/></draw:frame> </text:p>
      <text:p text:style-name="P8"/>
      <text:p text:style-name="P19">Enter IP address or host name of your NetXMS server. You can specify multiple management servers, separating them by commas. Press the Next button to continue.</text:p>
      <text:p text:style-name="P19"/>
      <text:list text:style-name="Numbering_20_1" text:continue-numbering="true">
        <text:list-item>
          <text:p text:style-name="P51">Subagent Selection window will open (Figure 10):</text:p>
        </text:list-item>
      </text:list>
      <text:p text:style-name="P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Figure 10: Subagent Selection window</text:p>
      <text:p text:style-name="P8"><text:tab/><draw:frame draw:style-name="fr2" draw:name="graphics10" text:anchor-type="as-char" svg:y="-10.186cm" svg:width="13.309cm" svg:height="10.186cm" draw:z-index="9"><draw:image xlink:href="Pictures/2000001B000033E4000027CA8468D44C.svm" xlink:type="simple" xlink:show="embed" xlink:actuate="onLoad"/></draw:frame> </text:p>
      <text:p text:style-name="P8"/>
      <text:p text:style-name="P19">In this window, you can select which subagents you wish to load. Each subagent extends agent's functionality, as described below:</text:p>
      <text:p text:style-name="P19"/>
      <table:table table:name="Table3" table:style-name="Table3">
        <table:table-column table:style-name="Table3.A"/>
        <table:table-column table:style-name="Table3.B"/>
        <table:table-row>
          <table:table-cell table:style-name="Table3.A1" office:value-type="string">
            <text:p text:style-name="P3">ping.nsm</text:p>
          </table:table-cell>
          <table:table-cell table:style-name="Table3.B1" office:value-type="string">
            <text:p text:style-name="P23">Adds possibility to send ICMP pings from monitored host. Ping round-trip times can be collected by management server;</text:p>
          </table:table-cell>
        </table:table-row>
        <table:table-row>
          <table:table-cell table:style-name="Table3.A2" office:value-type="string">
            <text:p text:style-name="P3">portcheck.nsm</text:p>
          </table:table-cell>
          <table:table-cell table:style-name="Table3.B2" office:value-type="string">
            <text:p text:style-name="P23">Adds possibility to check network services (like FTP or HTTP) from monitored host;</text:p>
          </table:table-cell>
        </table:table-row>
        <table:table-row>
          <table:table-cell table:style-name="Table3.A2" office:value-type="string">
            <text:p text:style-name="P3">winperf.nsm</text:p>
          </table:table-cell>
          <table:table-cell table:style-name="Table3.B2" office:value-type="string">
            <text:p text:style-name="P23">Adds access to Windows performance counters. This subagent is required if you need to collect CPU utilization from monitored host;</text:p>
          </table:table-cell>
        </table:table-row>
        <table:table-row>
          <table:table-cell table:style-name="Table3.A2" office:value-type="string">
            <text:p text:style-name="P3">ups.nsm</text:p>
          </table:table-cell>
          <table:table-cell table:style-name="Table3.B2" office:value-type="string">
            <text:p text:style-name="P23">Adds support for UPS monitoring. UPS can be attached to host via serial cable or USB.</text:p>
          </table:table-cell>
        </table:table-row>
      </table:table>
      <text:p text:style-name="P19"/>
      <text:p text:style-name="P19">For more information about subagents, please refer to NetXMS User's Manual.</text:p>
      <text:p text:style-name="P20"/>
      <text:list text:style-name="Numbering_20_1" text:continue-numbering="true">
        <text:list-item>
          <text:p text:style-name="P51">Follow the prompts to complete the installation.</text:p>
        </text:list-item>
      </text:list>
      <text:p text:style-name="P8"/>
      <text:p text:style-name="P8"/>
      <text:list text:style-name="L1" text:continue-numbering="true">
        <text:list-item>
          <text:list text:continue-numbering="true">
            <text:list-item>
              <text:h text:style-name="P178" text:outline-level="2">Upgrading NetXMS Agent on Windows</text:h>
            </text:list-item>
          </text:list>
        </text:list-item>
      </text:list>
      <text:p text:style-name="P8">We highly recommend using centralized agent upgrade feature for agent upgrades. However, if you decide to upgrade agent manually, it can be done in just a few steps:</text:p>
      <text:p text:style-name="P8"/>
      <text:list text:style-name="Numbering_20_1">
        <text:list-item text:start-value="1">
          <text:p text:style-name="P51">Download the latest version from http://www.netxms.org/download, if you don't have it. You will need Windows Agent installer (named nxagent-<text:span text:style-name="T1">VERSION</text:span>.exe, for example nxagent-0.2.20.exe).</text:p>
        </text:list-item>
      </text:list>
      <text:p text:style-name="P8"/>
      <text:list text:style-name="Numbering_20_1" text:continue-numbering="true">
        <text:list-item>
          <text:p text:style-name="P51">Run NetXMS agent installer and follow the prompts. Normally, you will not need to change any settings on installation wizard dialog windows. Alternatively, you can run installer with /SILENT option to disable any prompts:</text:p>
        </text:list-item>
      </text:list>
      <text:p text:style-name="Code">C:\Download&gt; nxagent-0.2.20.exe /SILENT</text:p>
      <text:p text:style-name="P8"/>
      <text:p text:style-name="P8"/>
      <text:list text:style-name="L1" text:continue-numbering="true">
        <text:list-item>
          <text:list text:continue-numbering="true">
            <text:list-item>
              <text:h text:style-name="P168" text:outline-level="2">Unattended installation of NetXMS Agent on Windows</text:h>
            </text:list-item>
          </text:list>
        </text:list-item>
      </text:list>
      <text:p text:style-name="P8">Windows Agent installer (named nxagent-<text:span text:style-name="T1">VERSION</text:span>.exe, for example nxagent-0.2.20.exe), has various command line options for unattended installation. These options are following:</text:p>
      <text:p text:style-name="P8"/>
      <table:table table:name="Table2" table:style-name="Table2">
        <table:table-column table:style-name="Table2.A"/>
        <table:table-column table:style-name="Table2.B"/>
        <table:table-row>
          <table:table-cell table:style-name="Table2.A1" office:value-type="string">
            <text:p text:style-name="P3">/SILENT</text:p>
          </table:table-cell>
          <table:table-cell table:style-name="Table2.B1" office:value-type="string">
            <text:p text:style-name="P10">Don't show installation wizard, only a progress bar;</text:p>
          </table:table-cell>
        </table:table-row>
        <table:table-row>
          <table:table-cell table:style-name="Table2.A2" office:value-type="string">
            <text:p text:style-name="P3">/VERYSILENT</text:p>
          </table:table-cell>
          <table:table-cell table:style-name="Table2.B2" office:value-type="string">
            <text:p text:style-name="P10">Don't show anything;</text:p>
          </table:table-cell>
        </table:table-row>
        <table:table-row>
          <table:table-cell table:style-name="Table2.A2" office:value-type="string">
            <text:p text:style-name="P10">/SUPPRESSMSGBOXES</text:p>
          </table:table-cell>
          <table:table-cell table:style-name="Table2.B2" office:value-type="string">
            <text:p text:style-name="P10">Don't ask user anything;</text:p>
          </table:table-cell>
        </table:table-row>
        <table:table-row>
          <table:table-cell table:style-name="Table2.A2" office:value-type="string">
            <text:p text:style-name="P10">/DIR=<text:span text:style-name="T1">path</text:span></text:p>
          </table:table-cell>
          <table:table-cell table:style-name="Table2.B2" office:value-type="string">
            <text:p text:style-name="P10">Set installation directory (default is C:\NetXMS);</text:p>
          </table:table-cell>
        </table:table-row>
        <table:table-row>
          <table:table-cell table:style-name="Table2.A2" office:value-type="string">
            <text:p text:style-name="P10">/SERVER=<text:span text:style-name="T1">address</text:span></text:p>
          </table:table-cell>
          <table:table-cell table:style-name="Table2.B2" office:value-type="string">
            <text:p text:style-name="P10">Set address of master server (will be written to generated agent's configuration file as value for MasterServers parameter);</text:p>
          </table:table-cell>
        </table:table-row>
        <table:table-row>
          <table:table-cell table:style-name="Table2.A2" office:value-type="string">
            <text:p text:style-name="P10">/SUBAGENT=<text:span text:style-name="T1">name</text:span></text:p>
          </table:table-cell>
          <table:table-cell table:style-name="Table2.B2" office:value-type="string">
            <text:p text:style-name="P10">Enable subagent <text:span text:style-name="T1">name</text:span>;</text:p>
          </table:table-cell>
        </table:table-row>
        <table:table-row>
          <table:table-cell table:style-name="Table2.A2" office:value-type="string">
            <text:p text:style-name="P10">/NOSUBAGENT=<text:span text:style-name="T1">name</text:span></text:p>
          </table:table-cell>
          <table:table-cell table:style-name="Table2.B2" office:value-type="string">
            <text:p text:style-name="P10">Disable subagent <text:span text:style-name="T1">name</text:span>.</text:p>
          </table:table-cell>
        </table:table-row>
      </table:table>
      <text:p text:style-name="P8"/>
      <text:p text:style-name="P8">Valid subagent names are ECS, PING, PORTCHECK, WINPERF, and UPS. By default WINPERF is enabled and all others are disabled.</text:p>
      <text:p text:style-name="P8">For example, to install agent silently (without any messages or progress bars), use Windows Performance and UPS management subagents, and set NetXMS management server address to 10.0.0.1, run the following command (it should be on one line):</text:p>
      <text:p text:style-name="P8"/>
      <text:p text:style-name="Code">C:\&gt; nxagent-0.2.13.exe /VERYSILENT /SUPPRESSMSGBOXES /SERVER=10.0.0.1 /SUBAGENT=UPS</text:p>
      <text:p text:style-name="Text_20_body"><text:s/></text:p>
      <text:p text:style-name="P8"/>
      <text:list text:style-name="L1" text:continue-numbering="true">
        <text:list-item>
          <text:list text:continue-numbering="true">
            <text:list-item>
              <text:h text:style-name="P178" text:outline-level="2">Installing NetXMS Agent on NetWare</text:h>
            </text:list-item>
          </text:list>
        </text:list-item>
      </text:list>
      <text:list text:style-name="Numbering_20_1">
        <text:list-item text:start-value="1">
          <text:p text:style-name="P51">Download the latest version from http://www.netxms.org/download, if you don't have it. You will need archive with precompiled NetWare binaries (named netxms-<text:span text:style-name="T1">VERSION</text:span>-netware-binaries.tar.gz, for example netxms-0.2.20-netware-binaries.tar.gz).</text:p>
        </text:list-item>
      </text:list>
      <text:p text:style-name="P8"/>
      <text:list text:style-name="Numbering_20_1" text:continue-numbering="true">
        <text:list-item>
          <text:p text:style-name="P51">Unpack arcive to the desired location on your NetWare server, for example, SYS:/NetXMS.</text:p>
        </text:list-item>
      </text:list>
      <text:p text:style-name="P8"/>
      <text:list text:style-name="Numbering_20_1" text:continue-numbering="true">
        <text:list-item>
          <text:p text:style-name="P51">Copy sample configuration file to desired location. By default, an agent will look for configuration file in SYS:/etc directory. If you wish to place configuration file in different location, don't forget to use –c command line switch to specify alternate location.</text:p>
        </text:list-item>
      </text:list>
      <text:p text:style-name="P8"/>
      <text:list text:style-name="Numbering_20_1" text:continue-numbering="true">
        <text:list-item>
          <text:p text:style-name="P51">Modify agent's configuration file (by default, SYS:/etc/nxagentd.conf). For detailed description of possible parameters, please refer to NetXMS User's Manual. At least, you should set the following parameters:</text:p>
        </text:list-item>
      </text:list>
      <text:p text:style-name="P8"><text:tab/>MasterServers = <text:span text:style-name="T1">your_management_server_IP_address</text:span></text:p>
      <text:p text:style-name="P8"><text:tab/>LogFile = <text:span text:style-name="T1">log_file</text:span></text:p>
      <text:p text:style-name="P8"><text:tab/>FileStore = <text:span text:style-name="T1">place_for_agent_temporary_files</text:span></text:p>
      <text:p text:style-name="P8"/>
      <text:list text:style-name="Numbering_20_1" text:continue-numbering="true">
        <text:list-item>
          <text:p text:style-name="P51">Add the following line to your autoexec.ncf:</text:p>
        </text:list-item>
      </text:list>
      <text:p text:style-name="Code">LOAD <text:span text:style-name="T1">install_dir</text:span>/NXAGENTD.NLM</text:p>
      <text:p text:style-name="P8"/>
      <text:p text:style-name="P19">If you agent's configuration file located in directory other than SYS:/etc, specify it on command line:</text:p>
      <text:p text:style-name="Code">LOAD <text:span text:style-name="T1">install_dir</text:span>/NXAGENTD.NLM –c <text:span text:style-name="T1">config_file</text:span></text:p>
      <text:p text:style-name="P8"/>
      <text:p text:style-name="P24">This will ensure automatic agent loading on server startup.</text:p>
      <text:p text:style-name="P8"/>
      <text:list text:style-name="Numbering_20_1" text:continue-numbering="true">
        <text:list-item>
          <text:p text:style-name="P51">Load NetXMS agent by typing command used in previous paragraph on server console to load NetXMS agent.</text:p>
        </text:list-item>
      </text:list>
      <text:p text:style-name="P8"/>
      <text:p text:style-name="P8"/>
      <text:p text:style-name="P8"/>
      <text:list text:style-name="L1" text:continue-numbering="true">
        <text:list-item>
          <text:list text:continue-numbering="true">
            <text:list-item>
              <text:h text:style-name="P178" text:outline-level="2">Upgrading NetXMS Agent on NetWare</text:h>
            </text:list-item>
          </text:list>
        </text:list-item>
      </text:list>
      <text:list text:style-name="Numbering_20_1">
        <text:list-item text:start-value="1">
          <text:p text:style-name="P51">Download the latest version from http://www.netxms.org/download, if you don't have it. You will need archive with precompiled NetWare binaries (named netxms-<text:span text:style-name="T1">VERSION</text:span>-netware-binaries.tar.gz, for example netxms-0.2.20-netware-binaries.tar.gz).</text:p>
        </text:list-item>
      </text:list>
      <text:p text:style-name="P8"/>
      <text:list text:style-name="Numbering_20_1" text:continue-numbering="true">
        <text:list-item>
          <text:p text:style-name="P51">Stop NetXMS agent by entering the following command on server console:</text:p>
        </text:list-item>
      </text:list>
      <text:p text:style-name="Code">UNLOAD NXAGENTD.NLM</text:p>
      <text:p text:style-name="P8"/>
      <text:list text:style-name="Numbering_20_1" text:continue-numbering="true">
        <text:list-item>
          <text:p text:style-name="P51">Unpack arcive to the directory on your NetWare server where NetXMS agent currently installed.</text:p>
        </text:list-item>
      </text:list>
      <text:p text:style-name="P8"/>
      <text:list text:style-name="Numbering_20_1" text:continue-numbering="true">
        <text:list-item>
          <text:p text:style-name="P51">Start NetXMS agent by entering the following command on server console:</text:p>
        </text:list-item>
      </text:list>
      <text:p text:style-name="Code">LOAD <text:span text:style-name="T1">install_dir</text:span>/NXAGENTD.NLM</text:p>
      <text:p text:style-name="P8"/>
      <text:p text:style-name="P19">If you agent's configuration file located in directory other than SYS:/etc, specify it on the command line:</text:p>
      <text:p text:style-name="Code">LOAD <text:span text:style-name="T1">install_dir</text:span>/NXAGENTD.NLM –c <text:span text:style-name="T1">config_file</text:span></text:p>
      <text:p text:style-name="P8"/>
      <text:p text:style-name="P8"/>
      <text:list text:style-name="L1" text:continue-numbering="true">
        <text:list-item>
          <text:h text:style-name="P162" text:outline-level="1">NetXMS Web Server Installation and Upgrade</text:h>
          <text:list>
            <text:list-item>
              <text:h text:style-name="P168" text:outline-level="2">Installing NetXMS Web Server on UNIX</text:h>
            </text:list-item>
          </text:list>
        </text:list-item>
      </text:list>
      <text:list text:style-name="Numbering_20_1">
        <text:list-item text:start-value="1">
          <text:p text:style-name="P51">Download the latest version from http://www.netxms.org/download, if you don't have it. You will need source archive (named netxms-<text:span text:style-name="T1">VERSION</text:span>.tar.gz, for example netxms-0.2.20.tar.gz). Please note that in the following steps <text:span text:style-name="T1">VERSION</text:span> will be used as a substitution for an actual version number.</text:p>
        </text:list-item>
      </text:list>
      <text:p text:style-name="P8"/>
      <text:list text:style-name="Numbering_20_1" text:continue-numbering="true">
        <text:list-item>
          <text:p text:style-name="P51">Unpack the archive:</text:p>
        </text:list-item>
      </text:list>
      <text:p text:style-name="Code">$ tar zxvf netxms-<text:span text:style-name="T1">VERSION</text:span>.tar.gz</text:p>
      <text:p text:style-name="P8"/>
      <text:list text:style-name="Numbering_20_1" text:continue-numbering="true">
        <text:list-item>
          <text:p text:style-name="P51">Change directory to netxms-<text:span text:style-name="T1">VERSION</text:span> and run configure script:</text:p>
        </text:list-item>
      </text:list>
      <text:p text:style-name="Code">$ cd netxms-<text:span text:style-name="T1">VERSION</text:span></text:p>
      <text:p text:style-name="Code">$ sh ./configure --with-nxhttpd</text:p>
      <text:p text:style-name="P8"/>
      <text:p text:style-name="P19">Important arguments: </text:p>
      <text:list text:style-name="List_20_1">
        <text:list-item text:start-value="1">
          <text:p text:style-name="P153">--prefix=DIRECTORY: installation prefix, all files goes to specified directory;</text:p>
        </text:list-item>
        <text:list-item>
          <text:p text:style-name="P153">--with-nxhttpd: build NetXMS web server.</text:p>
        </text:list-item>
      </text:list>
      <text:p text:style-name="P19"/>
      <text:p text:style-name="P19">To learn more about possible configure parameters, run it with --help option.</text:p>
      <text:p text:style-name="P19"/>
      <text:list text:style-name="Numbering_20_1" text:continue-numbering="true">
        <text:list-item>
          <text:p text:style-name="P51">Run make and make install:</text:p>
        </text:list-item>
      </text:list>
      <text:p text:style-name="Code">$ make</text:p>
      <text:p text:style-name="Code">$ make install</text:p>
      <text:p text:style-name="P8"/>
      <text:list text:style-name="Numbering_20_1" text:continue-numbering="true">
        <text:list-item>
          <text:p text:style-name="P51">Copy sample config file to desired location:</text:p>
        </text:list-item>
      </text:list>
      <text:p text:style-name="Code">$ cp contrib/nxhttpd.conf-dist /etc/nxhttpd.conf</text:p>
      <text:p text:style-name="P8"/>
      <text:p text:style-name="P19">By default, a web server will look for configuration file in /etc directory. If you wish to place configuration file in different location, don't forget to use –c command line switch to specify alternate location.</text:p>
      <text:p text:style-name="P19"/>
      <text:list text:style-name="Numbering_20_1" text:continue-numbering="true">
        <text:list-item>
          <text:p text:style-name="P51">Modify web server's configuration file (/etc/nxhttpd.conf). For detailed description of possible parameters, please refer to NetXMS User's Manual. At least, you should set the following parameters:</text:p>
        </text:list-item>
      </text:list>
      <text:p text:style-name="P8"><text:tab/>MasterServer = <text:span text:style-name="T1">your_management_server_IP_address</text:span></text:p>
      <text:p text:style-name="P8"><text:tab/>LogFile = <text:span text:style-name="T1">log_file</text:span></text:p>
      <text:p text:style-name="P8"/>
      <text:list text:style-name="Numbering_20_1" text:continue-numbering="true">
        <text:list-item>
          <text:p text:style-name="P51">Run web server:</text:p>
        </text:list-item>
      </text:list>
      <text:p text:style-name="Code"># /usr/local/bin/nxhttpd –d</text:p>
      <text:p text:style-name="P8"/>
      <text:p text:style-name="P19">Now you have a working NetXMS web server.</text:p>
      <text:p text:style-name="P8"/>
      <text:p text:style-name="P8"><text:s/></text:p>
      <text:p text:style-name="P8"/>
      <text:list text:style-name="L1" text:continue-numbering="true">
        <text:list-item>
          <text:list text:continue-numbering="true">
            <text:list-item>
              <text:h text:style-name="P178" text:outline-level="2">Upgrading NetXMS Web Server on UNIX</text:h>
            </text:list-item>
          </text:list>
        </text:list-item>
      </text:list>
      <text:list text:style-name="Numbering_20_1">
        <text:list-item text:start-value="1">
          <text:p text:style-name="P51">Download the latest version from http://www.netxms.org/download, if you don't have it. You will need source archive (named netxms-<text:span text:style-name="T1">VERSION</text:span>.tar.gz, for example netxms-0.2.20.tar.gz). Please note that in the following steps <text:span text:style-name="T1">VERSION</text:span> will be used as a substitution for an actual version number.</text:p>
        </text:list-item>
      </text:list>
      <text:p text:style-name="P8"/>
      <text:list text:style-name="Numbering_20_1" text:continue-numbering="true">
        <text:list-item>
          <text:p text:style-name="P51">Unpack the archive:</text:p>
        </text:list-item>
      </text:list>
      <text:p text:style-name="Code">$ tar zxvf netxms-<text:span text:style-name="T1">VERSION</text:span>.tar.gz</text:p>
      <text:p text:style-name="P8"/>
      <text:list text:style-name="Numbering_20_1" text:continue-numbering="true">
        <text:list-item>
          <text:p text:style-name="P51">Change directory to netxms-<text:span text:style-name="T1">VERSION</text:span> and run configure script:</text:p>
        </text:list-item>
      </text:list>
      <text:p text:style-name="Code">$ cd netxms-<text:span text:style-name="T1">VERSION</text:span></text:p>
      <text:p text:style-name="Code">$ sh ./configure --with-nxhttpd</text:p>
      <text:p text:style-name="P8"/>
      <text:p text:style-name="P19">Important arguments: </text:p>
      <text:list text:style-name="List_20_1">
        <text:list-item text:start-value="1">
          <text:p text:style-name="P153">--prefix=DIRECTORY: installation prefix, all files go to a specified directory;</text:p>
        </text:list-item>
        <text:list-item>
          <text:p text:style-name="P153">--with-nxhttpd: build NetXMS web server.</text:p>
        </text:list-item>
      </text:list>
      <text:p text:style-name="P19"/>
      <text:p text:style-name="P19">To learn more about possible configure parameters, run it with --help option.</text:p>
      <text:p text:style-name="P19"/>
      <text:list text:style-name="Numbering_20_1" text:continue-numbering="true">
        <text:list-item>
          <text:p text:style-name="P51">Run make:</text:p>
        </text:list-item>
      </text:list>
      <text:p text:style-name="Code">$ make</text:p>
      <text:p text:style-name="P8"/>
      <text:list text:style-name="Numbering_20_1" text:continue-numbering="true">
        <text:list-item>
          <text:p text:style-name="P51">Stop NetXMS web server.</text:p>
        </text:list-item>
      </text:list>
      <text:p text:style-name="P8"/>
      <text:list text:style-name="Numbering_20_1" text:continue-numbering="true">
        <text:list-item>
          <text:p text:style-name="P51">Run make install:</text:p>
        </text:list-item>
      </text:list>
      <text:p text:style-name="Code">$ make install</text:p>
      <text:p text:style-name="P8"/>
      <text:list text:style-name="Numbering_20_1" text:continue-numbering="true">
        <text:list-item>
          <text:p text:style-name="P51">Start NetXMS web server.</text:p>
        </text:list-item>
      </text:list>
      <text:p text:style-name="P8"/>
      <text:p text:style-name="P8"/>
      <text:p text:style-name="P8"/>
      <text:p text:style-name="P8"/>
      <text:list text:style-name="L1" text:continue-numbering="true">
        <text:list-item>
          <text:list text:continue-numbering="true">
            <text:list-item>
              <text:h text:style-name="P178" text:outline-level="2">Installing NetXMS Web Server on Windows</text:h>
            </text:list-item>
          </text:list>
        </text:list-item>
      </text:list>
      <text:list text:style-name="Numbering_20_1">
        <text:list-item text:start-value="1">
          <text:p text:style-name="P51">Download the latest version from http://www.netxms.org/download, if you don't have it. You will need Windows installer (named netxms-<text:span text:style-name="T1">VERSION</text:span>.exe, for example netxms-0.2.20.exe).</text:p>
        </text:list-item>
      </text:list>
      <text:p text:style-name="P8"/>
      <text:list text:style-name="Numbering_20_1" text:continue-numbering="true">
        <text:list-item>
          <text:p text:style-name="P51">Run the installer package. Installation wizard will be shown. Follow the prompts until the Select Components window (Figure 11) opens.</text:p>
        </text:list-item>
      </text:list>
      <text:p text:style-name="P8"/>
      <text:list text:style-name="Numbering_20_1" text:continue-numbering="true">
        <text:list-item>
          <text:p text:style-name="P51">On the Select Components window, select the Web Server option.</text:p>
        </text:list-item>
      </text:list>
      <text:p text:style-name="P18">Figure 11: Select Components window</text:p>
      <text:p text:style-name="P8"><text:tab/><draw:frame draw:style-name="fr3" draw:name="graphics11" text:anchor-type="as-char" svg:width="13.309cm" svg:height="10.186cm" draw:z-index="10"><draw:image xlink:href="Pictures/2000001B000033E4000027CAADE18340.svm" xlink:type="simple" xlink:show="embed" xlink:actuate="onLoad"/></draw:frame> </text:p>
      <text:p text:style-name="P8"/>
      <text:p text:style-name="P19">Press the Next button and follow the prompts until the Select Master Server window (Figure 12) opens.</text:p>
      <text:p text:style-name="P19"/>
      <text:list text:style-name="Numbering_20_1" text:continue-numbering="true">
        <text:list-item>
          <text:p text:style-name="P51">On the Select Master Server window, enter DNS name or IP address of your NetXMS server. </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Figure 12: Select Master Server window</text:p>
      <text:p text:style-name="P8"><text:tab/><draw:frame draw:style-name="fr3" draw:name="graphics12" text:anchor-type="as-char" svg:width="13.309cm" svg:height="10.186cm" draw:z-index="11"><draw:image xlink:href="Pictures/2000001B000033E4000027CA1C4CCB50.svm" xlink:type="simple" xlink:show="embed" xlink:actuate="onLoad"/></draw:frame> </text:p>
      <text:p text:style-name="P8"/>
      <text:p text:style-name="P20">Press the Next button and follow the prompts until installation finishes.</text:p>
      <text:p text:style-name="P8"/>
      <text:p text:style-name="P8"/>
      <text:p text:style-name="P8"><text:s/></text:p>
      <text:p text:style-name="P8"/>
      <text:list text:style-name="L1" text:continue-numbering="true">
        <text:list-item>
          <text:list text:continue-numbering="true">
            <text:list-item>
              <text:h text:style-name="P178" text:outline-level="2">Upgrading NetXMS Web Server on Windows</text:h>
            </text:list-item>
          </text:list>
        </text:list-item>
      </text:list>
      <text:list text:style-name="Numbering_20_1">
        <text:list-item text:start-value="1">
          <text:p text:style-name="P51">Download the latest version from http://www.netxms.org/download, if you don't have it. You will need Windows installer (named netxms-<text:span text:style-name="T1">VERSION</text:span>.exe, for example netxms-0.2.20.exe).</text:p>
        </text:list-item>
      </text:list>
      <text:p text:style-name="P8"/>
      <text:list text:style-name="Numbering_20_1" text:continue-numbering="true">
        <text:list-item>
          <text:p text:style-name="P51">Run NetXMS installer and follow the prompts. Normally, you will not need to change any settings on installation wizard dialog windows. Alternatively, you can run installer with /SILENT option to disable any prompts:</text:p>
        </text:list-item>
      </text:list>
      <text:p text:style-name="Code">C:\Download&gt; netxms-0.2.20.exe /SILEN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Tahoma1" svg:font-family="Tahoma"/>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list-style-name="" style:class="text">
      <style:paragraph-properties fo:margin-top="0cm" fo:margin-bottom="0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Verdana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1" fo:font-size="14pt" fo:font-weight="bold" style:font-size-asian="16pt" style:font-weight-asian="bold" style:font-size-complex="16pt" style:font-weight-complex="bold"/>
    </style:style>
    <style:style style:name="Code" style:family="paragraph" style:parent-style-name="Text_20_body" style:class="text">
      <style:paragraph-properties fo:margin-left="1.281cm" fo:margin-right="0cm" fo:text-align="start" style:justify-single-word="false" fo:text-indent="0cm" style:auto-text-indent="false" fo:background-color="#ccccff">
        <style:background-image/>
      </style:paragraph-properties>
      <style:text-properties style:font-name="Courier New" fo:font-size="10pt" fo:language="en" fo:country="US"/>
    </style:style>
    <style:style style:name="Text_20_body_20_indent" style:display-name="Text body indent" style:family="paragraph" style:parent-style-name="Text_20_body" style:class="text">
      <style:paragraph-properties fo:margin-left="1.281cm" fo:margin-right="0cm" fo:text-indent="0cm" style:auto-text-indent="false" fo:background-color="transparent">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 fo:font-size="10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text:style-name="Numbering_20_Symbols"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style:num-suffix="." style:num-format="1">
        <style:list-level-properties text:space-before="2.54cm" text:min-label-width="0.635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space-before="0.641cm"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35cm solid #000000" fo:border-left="none" fo:border-right="none" fo:padding="0cm" style:shadow="none" style:dynamic-spacing="false"/>
      </style:header-style>
      <style:footer-style>
        <style:header-footer-properties fo:min-height="0.998cm" fo:margin-left="0cm" fo:margin-right="0cm" fo:margin-top="0.499cm" fo:border-top="0.035cm solid #00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NetXMS Installation Guide</text:p>
      </style:header>
      <style:footer>
        <text:p text:style-name="P1"><text:page-number text:select-page="current">24</text:page-number></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Victor Kirhenshtein</meta:initial-creator>
    <meta:creation-date>2008-01-14T12:57:10</meta:creation-date>
    <dc:creator>Victor Kirhenshtein</dc:creator>
    <dc:date>2008-03-13T11:39:18</dc:date>
    <meta:editing-cycles>137</meta:editing-cycles>
    <meta:editing-duration>PT5H59M56S</meta:editing-duration>
    <meta:user-defined meta:name="Info 1"/>
    <meta:user-defined meta:name="Info 2"/>
    <meta:user-defined meta:name="Info 3"/>
    <meta:user-defined meta:name="Info 4"/>
    <meta:document-statistic meta:table-count="3" meta:image-count="12" meta:object-count="0" meta:page-count="31" meta:paragraph-count="416" meta:word-count="3975" meta:character-count="25628"/>
  </office:meta>
</office:document-meta>
</file>